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755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2.21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2.628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2.517cm"/>
    </style:style>
    <style:style style:name="co21" style:family="table-column">
      <style:table-column-properties fo:break-before="auto" style:column-width="2.379cm"/>
    </style:style>
    <style:style style:name="co22" style:family="table-column">
      <style:table-column-properties fo:break-before="auto" style:column-width="2.909cm"/>
    </style:style>
    <style:style style:name="co23" style:family="table-column">
      <style:table-column-properties fo:break-before="auto" style:column-width="2.798cm"/>
    </style:style>
    <style:style style:name="co24" style:family="table-column">
      <style:table-column-properties fo:break-before="auto" style:column-width="3.103cm"/>
    </style:style>
    <style:style style:name="co25" style:family="table-column">
      <style:table-column-properties fo:break-before="auto" style:column-width="3.161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602cm"/>
    </style:style>
    <style:style style:name="co28" style:family="table-column">
      <style:table-column-properties fo:break-before="auto" style:column-width="2.238cm"/>
    </style:style>
    <style:style style:name="co29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2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37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'Mixer Config'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'Mixer Config'.E2">
          <table:error-message table:message-type="stop" table:display="true"/>
        </table:content-validation>
        <table:content-validation table:name="val3" table:condition="of:cell-content-is-decimal-number() and cell-content-is-between(20,2000)" table:allow-empty-cell="true" table:base-cell-address="'Mixer Config'.G2">
          <table:error-message table:message-type="stop" table:display="true"/>
        </table:content-validation>
        <table:content-validation table:name="val4" table:condition="of:cell-content-is-in-list(&quot;+60&quot;;&quot;+55&quot;;&quot;+50&quot;;&quot;+45&quot;;&quot;+40&quot;;&quot;+35&quot;;&quot;+30&quot;;&quot;+25&quot;;&quot;+20&quot;;&quot;+15&quot;;&quot;+10&quot;;&quot;+5&quot;;&quot;&quot;)" table:allow-empty-cell="true" table:display-list="unsorted" table:base-cell-address="'Mixer Config'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default-cell-style-name="Default"/>
        <table:table-column table:style-name="co5" table:visibility="collapse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number-columns-repeated="16304" table:default-cell-style-name="Default"/>
        <table:table-column table:style-name="co7" table:number-columns-repeated="2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3"/>
          <table:table-cell table:style-name="ce14" table:formula="of:=CONCATENATE(&quot;DCA1 - &quot;;[$Groups.B2])" office:value-type="string" office:string-value="DCA1 - Dca1" calcext:value-type="string">
            <text:p>DCA1 - Dca1</text:p>
          </table:table-cell>
          <table:table-cell table:style-name="ce14" table:formula="of:=CONCATENATE(&quot;DCA2 - &quot;;[$Groups.B3])" office:value-type="string" office:string-value="DCA2 - Dca2" calcext:value-type="string">
            <text:p>DCA2 - Dca2</text:p>
          </table:table-cell>
          <table:table-cell table:style-name="ce14" table:formula="of:=CONCATENATE(&quot;DCA3 - &quot;;[$Groups.B4])" office:value-type="string" office:string-value="DCA3 - Dca3" calcext:value-type="string">
            <text:p>DCA3 - Dca3</text:p>
          </table:table-cell>
          <table:table-cell table:style-name="ce14" table:formula="of:=CONCATENATE(&quot;DCA4 - &quot;;[$Groups.B5])" office:value-type="string" office:string-value="DCA4 - Dca4" calcext:value-type="string">
            <text:p>DCA4 - Dca4</text:p>
          </table:table-cell>
          <table:table-cell table:style-name="ce14" table:formula="of:=CONCATENATE(&quot;DCA5 - &quot;;[$Groups.B6])" office:value-type="string" office:string-value="DCA5 - Dca5" calcext:value-type="string">
            <text:p>DCA5 - Dca5</text:p>
          </table:table-cell>
          <table:table-cell table:style-name="ce14" table:formula="of:=CONCATENATE(&quot;DCA6 - &quot;;[$Groups.B7])" office:value-type="string" office:string-value="DCA6 - Dca6" calcext:value-type="string">
            <text:p>DCA6 - Dca6</text:p>
          </table:table-cell>
          <table:table-cell table:style-name="ce14" table:formula="of:=CONCATENATE(&quot;DCA7 - &quot;;[$Groups.B8])" office:value-type="string" office:string-value="DCA7 - Dca7" calcext:value-type="string">
            <text:p>DCA7 - Dca7</text:p>
          </table:table-cell>
          <table:table-cell table:style-name="ce14" table:formula="of:=CONCATENATE(&quot;DCA8 - &quot;;[$Groups.B9])" office:value-type="string" office:string-value="DCA8 - Dca8" calcext:value-type="string">
            <text:p>DCA8 - Dca8</text:p>
          </table:table-cell>
          <table:table-cell table:style-name="ce14" table:formula="of:=CONCATENATE(&quot;DCA9 - &quot;;[$Groups.B10])" office:value-type="string" office:string-value="DCA9 - Dca9" calcext:value-type="string">
            <text:p>DCA9 - Dca9</text:p>
          </table:table-cell>
          <table:table-cell table:style-name="ce14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4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4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4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4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4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4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4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4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4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4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4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4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4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4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3"/>
          <table:table-cell table:style-name="ce14" office:value-type="string" calcext:value-type="string">
            <text:p>Mute1</text:p>
          </table:table-cell>
          <table:table-cell table:style-name="ce14" office:value-type="string" calcext:value-type="string">
            <text:p>Mute2</text:p>
          </table:table-cell>
          <table:table-cell table:style-name="ce14" office:value-type="string" calcext:value-type="string">
            <text:p>Mute3</text:p>
          </table:table-cell>
          <table:table-cell table:style-name="ce14" office:value-type="string" calcext:value-type="string">
            <text:p>Mute4</text:p>
          </table:table-cell>
          <table:table-cell table:style-name="ce14" office:value-type="string" calcext:value-type="string">
            <text:p>Mute5</text:p>
          </table:table-cell>
          <table:table-cell table:style-name="ce14" office:value-type="string" calcext:value-type="string">
            <text:p>Mute6</text:p>
          </table:table-cell>
          <table:table-cell table:style-name="ce14" office:value-type="string" calcext:value-type="string">
            <text:p>Mute7</text:p>
          </table:table-cell>
          <table:table-cell table:style-name="ce14" office:value-type="string" calcext:value-type="string">
            <text:p>Mute8</text:p>
          </table:table-cell>
          <table:table-cell table:style-name="ce13"/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  <table:table-cell table:style-name="ce13" office:value-type="string" calcext:value-type="string">
            <text:p>Hidden Helper Cells – Please dont touch</text:p>
          </table:table-cell>
          <table:table-cell table:style-name="ce14" table:number-columns-repeated="8"/>
          <table:table-cell table:style-name="ce13" table:number-columns-repeated="16304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ST00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3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office:value-type="string" calcext:value-type="string">
            <text:p>x</text:p>
          </table:table-cell>
          <table:table-cell table:formula="of:=IF([.M2]=&quot;x&quot;;&quot;x&quot;;&quot;&quot;)">
            <text:p/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 office:value-type="string" office:string-value="x" calcext:value-type="string">
            <text:p>x</text:p>
          </table:table-cell>
          <table:table-cell table:formula="of:=IF([.X2]=&quot;x&quot;;&quot;x&quot;;&quot;&quot;)">
            <text:p/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ST00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0" calcext:value-type="float">
            <text:p>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2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3]=&quot;x&quot;;&quot;x&quot;;&quot;&quot;)" office:value-type="string" office:string-value="x" calcext:value-type="string">
            <text:p>x</text:p>
          </table:table-cell>
          <table:table-cell table:formula="of:=IF([.M3]=&quot;x&quot;;&quot;x&quot;;&quot;&quot;)">
            <text:p/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 office:value-type="string" office:string-value="x" calcext:value-type="string">
            <text:p>x</text:p>
          </table:table-cell>
          <table:table-cell table:formula="of:=IF([.Y3]=&quot;x&quot;;&quot;x&quot;;&quot;&quot;)">
            <text:p/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ST003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0" calcext:value-type="float">
            <text:p>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1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4]=&quot;x&quot;;&quot;x&quot;;&quot;&quot;)" office:value-type="string" office:string-value="x" calcext:value-type="string">
            <text:p>x</text:p>
          </table:table-cell>
          <table:table-cell table:formula="of:=IF([.M4]=&quot;x&quot;;&quot;x&quot;;&quot;&quot;)">
            <text:p/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 office:value-type="string" office:string-value="x" calcext:value-type="string">
            <text:p>x</text:p>
          </table:table-cell>
          <table:table-cell table:formula="of:=IF([.Z4]=&quot;x&quot;;&quot;x&quot;;&quot;&quot;)">
            <text:p/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ST004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5]=&quot;x&quot;;&quot;x&quot;;&quot;&quot;)" office:value-type="string" office:string-value="x" calcext:value-type="string">
            <text:p>x</text:p>
          </table:table-cell>
          <table:table-cell table:formula="of:=IF([.M5]=&quot;x&quot;;&quot;x&quot;;&quot;&quot;)">
            <text:p/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 office:value-type="string" office:string-value="x" calcext:value-type="string">
            <text:p>x</text:p>
          </table:table-cell>
          <table:table-cell table:formula="of:=IF([.AA5]=&quot;x&quot;;&quot;x&quot;;&quot;&quot;)">
            <text:p/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ST005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0" calcext:value-type="float">
            <text:p>1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6]=&quot;x&quot;;&quot;x&quot;;&quot;&quot;)" office:value-type="string" office:string-value="x" calcext:value-type="string">
            <text:p>x</text:p>
          </table:table-cell>
          <table:table-cell table:formula="of:=IF([.M6]=&quot;x&quot;;&quot;x&quot;;&quot;&quot;)">
            <text:p/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 office:value-type="string" office:string-value="x" calcext:value-type="string">
            <text:p>x</text:p>
          </table:table-cell>
          <table:table-cell table:formula="of:=IF([.AB6]=&quot;x&quot;;&quot;x&quot;;&quot;&quot;)">
            <text:p/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ST006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0" calcext:value-type="float">
            <text:p>1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7]=&quot;x&quot;;&quot;x&quot;;&quot;&quot;)" office:value-type="string" office:string-value="x" calcext:value-type="string">
            <text:p>x</text:p>
          </table:table-cell>
          <table:table-cell table:formula="of:=IF([.M7]=&quot;x&quot;;&quot;x&quot;;&quot;&quot;)">
            <text:p/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 office:value-type="string" office:string-value="x" calcext:value-type="string">
            <text:p>x</text:p>
          </table:table-cell>
          <table:table-cell table:formula="of:=IF([.AC7]=&quot;x&quot;;&quot;x&quot;;&quot;&quot;)">
            <text:p/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ST007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0" calcext:value-type="float">
            <text:p>1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7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8]=&quot;x&quot;;&quot;x&quot;;&quot;&quot;)" office:value-type="string" office:string-value="x" calcext:value-type="string">
            <text:p>x</text:p>
          </table:table-cell>
          <table:table-cell table:formula="of:=IF([.M8]=&quot;x&quot;;&quot;x&quot;;&quot;&quot;)">
            <text:p/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 office:value-type="string" office:string-value="x" calcext:value-type="string">
            <text:p>x</text:p>
          </table:table-cell>
          <table:table-cell table:formula="of:=IF([.AD8]=&quot;x&quot;;&quot;x&quot;;&quot;&quot;)">
            <text:p/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ST008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0" calcext:value-type="float">
            <text:p>1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6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9]=&quot;x&quot;;&quot;x&quot;;&quot;&quot;)" office:value-type="string" office:string-value="x" calcext:value-type="string">
            <text:p>x</text:p>
          </table:table-cell>
          <table:table-cell table:formula="of:=IF([.M9]=&quot;x&quot;;&quot;x&quot;;&quot;&quot;)">
            <text:p/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 office:value-type="string" office:string-value="x" calcext:value-type="string">
            <text:p>x</text:p>
          </table:table-cell>
          <table:table-cell table:formula="of:=IF([.AE9]=&quot;x&quot;;&quot;x&quot;;&quot;&quot;)">
            <text:p/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ST009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0" calcext:value-type="float">
            <text:p>1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table:formula="of:=IF([.L10]=&quot;x&quot;;&quot;x&quot;;&quot;&quot;)" office:value-type="string" office:string-value="x" calcext:value-type="string">
            <text:p>x</text:p>
          </table:table-cell>
          <table:table-cell table:formula="of:=IF([.M10]=&quot;x&quot;;&quot;x&quot;;&quot;&quot;)">
            <text:p/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 office:value-type="string" office:string-value="x" calcext:value-type="string">
            <text:p>x</text:p>
          </table:table-cell>
          <table:table-cell table:formula="of:=IF([.AF10]=&quot;x&quot;;&quot;x&quot;;&quot;&quot;)">
            <text:p/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ST010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0" calcext:value-type="float">
            <text:p>2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table:formula="of:=IF([.L11]=&quot;x&quot;;&quot;x&quot;;&quot;&quot;)" office:value-type="string" office:string-value="x" calcext:value-type="string">
            <text:p>x</text:p>
          </table:table-cell>
          <table:table-cell table:formula="of:=IF([.M11]=&quot;x&quot;;&quot;x&quot;;&quot;&quot;)">
            <text:p/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 office:value-type="string" office:string-value="x" calcext:value-type="string">
            <text:p>x</text:p>
          </table:table-cell>
          <table:table-cell table:formula="of:=IF([.AG11]=&quot;x&quot;;&quot;x&quot;;&quot;&quot;)">
            <text:p/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ST01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20" calcext:value-type="float">
            <text:p>2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table:formula="of:=IF([.L12]=&quot;x&quot;;&quot;x&quot;;&quot;&quot;)" office:value-type="string" office:string-value="x" calcext:value-type="string">
            <text:p>x</text:p>
          </table:table-cell>
          <table:table-cell table:formula="of:=IF([.M12]=&quot;x&quot;;&quot;x&quot;;&quot;&quot;)">
            <text:p/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 office:value-type="string" office:string-value="x" calcext:value-type="string">
            <text:p>x</text:p>
          </table:table-cell>
          <table:table-cell table:formula="of:=IF([.AH12]=&quot;x&quot;;&quot;x&quot;;&quot;&quot;)">
            <text:p/>
          </table:table-cell>
          <table:table-cell table:formula="of:=IF([.AI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ST01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40" calcext:value-type="float">
            <text:p>2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table:formula="of:=IF([.L13]=&quot;x&quot;;&quot;x&quot;;&quot;&quot;)" office:value-type="string" office:string-value="x" calcext:value-type="string">
            <text:p>x</text:p>
          </table:table-cell>
          <table:table-cell table:formula="of:=IF([.M13]=&quot;x&quot;;&quot;x&quot;;&quot;&quot;)">
            <text:p/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 office:value-type="string" office:string-value="x" calcext:value-type="string">
            <text:p>x</text:p>
          </table:table-cell>
          <table:table-cell table:formula="of:=IF([.AI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ST013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60" calcext:value-type="float">
            <text:p>2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4]=&quot;x&quot;;&quot;x&quot;;&quot;&quot;)">
            <text:p/>
          </table:table-cell>
          <table:table-cell table:formula="of:=IF([.M14]=&quot;x&quot;;&quot;x&quot;;&quot;&quot;)" office:value-type="string" office:string-value="x" calcext:value-type="string">
            <text:p>x</text:p>
          </table:table-cell>
          <table:table-cell table:formula="of:=IF([.N14]=&quot;x&quot;;&quot;x&quot;;&quot;&quot;)">
            <text:p/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 office:value-type="string" office:string-value="x" calcext:value-type="string">
            <text:p>x</text:p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ST014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80" calcext:value-type="float">
            <text:p>2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5]=&quot;x&quot;;&quot;x&quot;;&quot;&quot;)">
            <text:p/>
          </table:table-cell>
          <table:table-cell table:formula="of:=IF([.M15]=&quot;x&quot;;&quot;x&quot;;&quot;&quot;)" office:value-type="string" office:string-value="x" calcext:value-type="string">
            <text:p>x</text:p>
          </table:table-cell>
          <table:table-cell table:formula="of:=IF([.N15]=&quot;x&quot;;&quot;x&quot;;&quot;&quot;)">
            <text:p/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ST015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00" calcext:value-type="float">
            <text:p>3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6]=&quot;x&quot;;&quot;x&quot;;&quot;&quot;)">
            <text:p/>
          </table:table-cell>
          <table:table-cell table:formula="of:=IF([.M16]=&quot;x&quot;;&quot;x&quot;;&quot;&quot;)" office:value-type="string" office:string-value="x" calcext:value-type="string">
            <text:p>x</text:p>
          </table:table-cell>
          <table:table-cell table:formula="of:=IF([.N16]=&quot;x&quot;;&quot;x&quot;;&quot;&quot;)">
            <text:p/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ST016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20" calcext:value-type="float">
            <text:p>3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7]=&quot;x&quot;;&quot;x&quot;;&quot;&quot;)">
            <text:p/>
          </table:table-cell>
          <table:table-cell table:formula="of:=IF([.M17]=&quot;x&quot;;&quot;x&quot;;&quot;&quot;)" office:value-type="string" office:string-value="x" calcext:value-type="string">
            <text:p>x</text:p>
          </table:table-cell>
          <table:table-cell table:formula="of:=IF([.N17]=&quot;x&quot;;&quot;x&quot;;&quot;&quot;)">
            <text:p/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ST017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40" calcext:value-type="float">
            <text:p>3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8]=&quot;x&quot;;&quot;x&quot;;&quot;&quot;)">
            <text:p/>
          </table:table-cell>
          <table:table-cell table:formula="of:=IF([.M18]=&quot;x&quot;;&quot;x&quot;;&quot;&quot;)" office:value-type="string" office:string-value="x" calcext:value-type="string">
            <text:p>x</text:p>
          </table:table-cell>
          <table:table-cell table:formula="of:=IF([.N18]=&quot;x&quot;;&quot;x&quot;;&quot;&quot;)">
            <text:p/>
          </table:table-cell>
          <table:table-cell table:formula="of:=IF([.O18]=&quot;x&quot;;&quot;x&quot;;&quot;&quot;)">
            <text:p/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ST018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60" calcext:value-type="float">
            <text:p>3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9]=&quot;x&quot;;&quot;x&quot;;&quot;&quot;)">
            <text:p/>
          </table:table-cell>
          <table:table-cell table:formula="of:=IF([.M19]=&quot;x&quot;;&quot;x&quot;;&quot;&quot;)" office:value-type="string" office:string-value="x" calcext:value-type="string">
            <text:p>x</text:p>
          </table:table-cell>
          <table:table-cell table:formula="of:=IF([.N19]=&quot;x&quot;;&quot;x&quot;;&quot;&quot;)">
            <text:p/>
          </table:table-cell>
          <table:table-cell table:formula="of:=IF([.O19]=&quot;x&quot;;&quot;x&quot;;&quot;&quot;)">
            <text:p/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ST019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80" calcext:value-type="float">
            <text:p>3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20]=&quot;x&quot;;&quot;x&quot;;&quot;&quot;)">
            <text:p/>
          </table:table-cell>
          <table:table-cell table:formula="of:=IF([.M20]=&quot;x&quot;;&quot;x&quot;;&quot;&quot;)" office:value-type="string" office:string-value="x" calcext:value-type="string">
            <text:p>x</text:p>
          </table:table-cell>
          <table:table-cell table:formula="of:=IF([.N20]=&quot;x&quot;;&quot;x&quot;;&quot;&quot;)">
            <text:p/>
          </table:table-cell>
          <table:table-cell table:formula="of:=IF([.O20]=&quot;x&quot;;&quot;x&quot;;&quot;&quot;)">
            <text:p/>
          </table:table-cell>
          <table:table-cell table:formula="of:=IF([.P20]=&quot;x&quot;;&quot;x&quot;;&quot;&quot;)">
            <text:p/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ST020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00" calcext:value-type="float">
            <text:p>4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21]=&quot;x&quot;;&quot;x&quot;;&quot;&quot;)">
            <text:p/>
          </table:table-cell>
          <table:table-cell table:formula="of:=IF([.M21]=&quot;x&quot;;&quot;x&quot;;&quot;&quot;)" office:value-type="string" office:string-value="x" calcext:value-type="string">
            <text:p>x</text:p>
          </table:table-cell>
          <table:table-cell table:formula="of:=IF([.N21]=&quot;x&quot;;&quot;x&quot;;&quot;&quot;)">
            <text:p/>
          </table:table-cell>
          <table:table-cell table:formula="of:=IF([.O21]=&quot;x&quot;;&quot;x&quot;;&quot;&quot;)">
            <text:p/>
          </table:table-cell>
          <table:table-cell table:formula="of:=IF([.P21]=&quot;x&quot;;&quot;x&quot;;&quot;&quot;)">
            <text:p/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ST021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20" calcext:value-type="float">
            <text:p>4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2]=&quot;x&quot;;&quot;x&quot;;&quot;&quot;)">
            <text:p/>
          </table:table-cell>
          <table:table-cell table:formula="of:=IF([.M22]=&quot;x&quot;;&quot;x&quot;;&quot;&quot;)" office:value-type="string" office:string-value="x" calcext:value-type="string">
            <text:p>x</text:p>
          </table:table-cell>
          <table:table-cell table:formula="of:=IF([.N22]=&quot;x&quot;;&quot;x&quot;;&quot;&quot;)">
            <text:p/>
          </table:table-cell>
          <table:table-cell table:formula="of:=IF([.O22]=&quot;x&quot;;&quot;x&quot;;&quot;&quot;)">
            <text:p/>
          </table:table-cell>
          <table:table-cell table:formula="of:=IF([.P22]=&quot;x&quot;;&quot;x&quot;;&quot;&quot;)">
            <text:p/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ST022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40" calcext:value-type="float">
            <text:p>4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3]=&quot;x&quot;;&quot;x&quot;;&quot;&quot;)">
            <text:p/>
          </table:table-cell>
          <table:table-cell table:formula="of:=IF([.M23]=&quot;x&quot;;&quot;x&quot;;&quot;&quot;)" office:value-type="string" office:string-value="x" calcext:value-type="string">
            <text:p>x</text:p>
          </table:table-cell>
          <table:table-cell table:formula="of:=IF([.N23]=&quot;x&quot;;&quot;x&quot;;&quot;&quot;)">
            <text:p/>
          </table:table-cell>
          <table:table-cell table:formula="of:=IF([.O23]=&quot;x&quot;;&quot;x&quot;;&quot;&quot;)">
            <text:p/>
          </table:table-cell>
          <table:table-cell table:formula="of:=IF([.P23]=&quot;x&quot;;&quot;x&quot;;&quot;&quot;)">
            <text:p/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ST023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60" calcext:value-type="float">
            <text:p>4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4]=&quot;x&quot;;&quot;x&quot;;&quot;&quot;)">
            <text:p/>
          </table:table-cell>
          <table:table-cell table:formula="of:=IF([.M24]=&quot;x&quot;;&quot;x&quot;;&quot;&quot;)" office:value-type="string" office:string-value="x" calcext:value-type="string">
            <text:p>x</text:p>
          </table:table-cell>
          <table:table-cell table:formula="of:=IF([.N24]=&quot;x&quot;;&quot;x&quot;;&quot;&quot;)">
            <text:p/>
          </table:table-cell>
          <table:table-cell table:formula="of:=IF([.O24]=&quot;x&quot;;&quot;x&quot;;&quot;&quot;)">
            <text:p/>
          </table:table-cell>
          <table:table-cell table:formula="of:=IF([.P24]=&quot;x&quot;;&quot;x&quot;;&quot;&quot;)">
            <text:p/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ST024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80" calcext:value-type="float">
            <text:p>4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5]=&quot;x&quot;;&quot;x&quot;;&quot;&quot;)">
            <text:p/>
          </table:table-cell>
          <table:table-cell table:formula="of:=IF([.M25]=&quot;x&quot;;&quot;x&quot;;&quot;&quot;)" office:value-type="string" office:string-value="x" calcext:value-type="string">
            <text:p>x</text:p>
          </table:table-cell>
          <table:table-cell table:formula="of:=IF([.N25]=&quot;x&quot;;&quot;x&quot;;&quot;&quot;)">
            <text:p/>
          </table:table-cell>
          <table:table-cell table:formula="of:=IF([.O25]=&quot;x&quot;;&quot;x&quot;;&quot;&quot;)">
            <text:p/>
          </table:table-cell>
          <table:table-cell table:formula="of:=IF([.P25]=&quot;x&quot;;&quot;x&quot;;&quot;&quot;)">
            <text:p/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ST025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00" calcext:value-type="float">
            <text:p>5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6]=&quot;x&quot;;&quot;x&quot;;&quot;&quot;)">
            <text:p/>
          </table:table-cell>
          <table:table-cell table:formula="of:=IF([.M26]=&quot;x&quot;;&quot;x&quot;;&quot;&quot;)">
            <text:p/>
          </table:table-cell>
          <table:table-cell table:formula="of:=IF([.N26]=&quot;x&quot;;&quot;x&quot;;&quot;&quot;)" office:value-type="string" office:string-value="x" calcext:value-type="string">
            <text:p>x</text:p>
          </table:table-cell>
          <table:table-cell table:formula="of:=IF([.O26]=&quot;x&quot;;&quot;x&quot;;&quot;&quot;)">
            <text:p/>
          </table:table-cell>
          <table:table-cell table:formula="of:=IF([.P26]=&quot;x&quot;;&quot;x&quot;;&quot;&quot;)">
            <text:p/>
          </table:table-cell>
          <table:table-cell table:formula="of:=IF([.Q26]=&quot;x&quot;;&quot;x&quot;;&quot;&quot;)">
            <text:p/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ST026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20" calcext:value-type="float">
            <text:p>5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7]=&quot;x&quot;;&quot;x&quot;;&quot;&quot;)">
            <text:p/>
          </table:table-cell>
          <table:table-cell table:formula="of:=IF([.M27]=&quot;x&quot;;&quot;x&quot;;&quot;&quot;)">
            <text:p/>
          </table:table-cell>
          <table:table-cell table:formula="of:=IF([.N27]=&quot;x&quot;;&quot;x&quot;;&quot;&quot;)" office:value-type="string" office:string-value="x" calcext:value-type="string">
            <text:p>x</text:p>
          </table:table-cell>
          <table:table-cell table:formula="of:=IF([.O27]=&quot;x&quot;;&quot;x&quot;;&quot;&quot;)">
            <text:p/>
          </table:table-cell>
          <table:table-cell table:formula="of:=IF([.P27]=&quot;x&quot;;&quot;x&quot;;&quot;&quot;)">
            <text:p/>
          </table:table-cell>
          <table:table-cell table:formula="of:=IF([.Q27]=&quot;x&quot;;&quot;x&quot;;&quot;&quot;)">
            <text:p/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ST027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40" calcext:value-type="float">
            <text:p>5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8]=&quot;x&quot;;&quot;x&quot;;&quot;&quot;)">
            <text:p/>
          </table:table-cell>
          <table:table-cell table:formula="of:=IF([.M28]=&quot;x&quot;;&quot;x&quot;;&quot;&quot;)">
            <text:p/>
          </table:table-cell>
          <table:table-cell table:formula="of:=IF([.N28]=&quot;x&quot;;&quot;x&quot;;&quot;&quot;)" office:value-type="string" office:string-value="x" calcext:value-type="string">
            <text:p>x</text:p>
          </table:table-cell>
          <table:table-cell table:formula="of:=IF([.O28]=&quot;x&quot;;&quot;x&quot;;&quot;&quot;)">
            <text:p/>
          </table:table-cell>
          <table:table-cell table:formula="of:=IF([.P28]=&quot;x&quot;;&quot;x&quot;;&quot;&quot;)">
            <text:p/>
          </table:table-cell>
          <table:table-cell table:formula="of:=IF([.Q28]=&quot;x&quot;;&quot;x&quot;;&quot;&quot;)">
            <text:p/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ST028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60" calcext:value-type="float">
            <text:p>5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9]=&quot;x&quot;;&quot;x&quot;;&quot;&quot;)">
            <text:p/>
          </table:table-cell>
          <table:table-cell table:formula="of:=IF([.M29]=&quot;x&quot;;&quot;x&quot;;&quot;&quot;)">
            <text:p/>
          </table:table-cell>
          <table:table-cell table:formula="of:=IF([.N29]=&quot;x&quot;;&quot;x&quot;;&quot;&quot;)" office:value-type="string" office:string-value="x" calcext:value-type="string">
            <text:p>x</text:p>
          </table:table-cell>
          <table:table-cell table:formula="of:=IF([.O29]=&quot;x&quot;;&quot;x&quot;;&quot;&quot;)">
            <text:p/>
          </table:table-cell>
          <table:table-cell table:formula="of:=IF([.P29]=&quot;x&quot;;&quot;x&quot;;&quot;&quot;)">
            <text:p/>
          </table:table-cell>
          <table:table-cell table:formula="of:=IF([.Q29]=&quot;x&quot;;&quot;x&quot;;&quot;&quot;)">
            <text:p/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ST029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80" calcext:value-type="float">
            <text:p>5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0]=&quot;x&quot;;&quot;x&quot;;&quot;&quot;)">
            <text:p/>
          </table:table-cell>
          <table:table-cell table:formula="of:=IF([.M30]=&quot;x&quot;;&quot;x&quot;;&quot;&quot;)">
            <text:p/>
          </table:table-cell>
          <table:table-cell table:formula="of:=IF([.N30]=&quot;x&quot;;&quot;x&quot;;&quot;&quot;)" office:value-type="string" office:string-value="x" calcext:value-type="string">
            <text:p>x</text:p>
          </table:table-cell>
          <table:table-cell table:formula="of:=IF([.O30]=&quot;x&quot;;&quot;x&quot;;&quot;&quot;)">
            <text:p/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>
            <text:p/>
          </table:table-cell>
          <table:table-cell table:formula="of:=IF([.R30]=&quot;x&quot;;&quot;x&quot;;&quot;&quot;)">
            <text:p/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ST030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00" calcext:value-type="float">
            <text:p>6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1]=&quot;x&quot;;&quot;x&quot;;&quot;&quot;)">
            <text:p/>
          </table:table-cell>
          <table:table-cell table:formula="of:=IF([.M31]=&quot;x&quot;;&quot;x&quot;;&quot;&quot;)">
            <text:p/>
          </table:table-cell>
          <table:table-cell table:formula="of:=IF([.N31]=&quot;x&quot;;&quot;x&quot;;&quot;&quot;)" office:value-type="string" office:string-value="x" calcext:value-type="string">
            <text:p>x</text:p>
          </table:table-cell>
          <table:table-cell table:formula="of:=IF([.O31]=&quot;x&quot;;&quot;x&quot;;&quot;&quot;)">
            <text:p/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>
            <text:p/>
          </table:table-cell>
          <table:table-cell table:formula="of:=IF([.R31]=&quot;x&quot;;&quot;x&quot;;&quot;&quot;)">
            <text:p/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ST031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20" calcext:value-type="float">
            <text:p>6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2]=&quot;x&quot;;&quot;x&quot;;&quot;&quot;)">
            <text:p/>
          </table:table-cell>
          <table:table-cell table:formula="of:=IF([.M32]=&quot;x&quot;;&quot;x&quot;;&quot;&quot;)">
            <text:p/>
          </table:table-cell>
          <table:table-cell table:formula="of:=IF([.N32]=&quot;x&quot;;&quot;x&quot;;&quot;&quot;)" office:value-type="string" office:string-value="x" calcext:value-type="string">
            <text:p>x</text:p>
          </table:table-cell>
          <table:table-cell table:formula="of:=IF([.O32]=&quot;x&quot;;&quot;x&quot;;&quot;&quot;)">
            <text:p/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>
            <text:p/>
          </table:table-cell>
          <table:table-cell table:formula="of:=IF([.R32]=&quot;x&quot;;&quot;x&quot;;&quot;&quot;)">
            <text:p/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TST032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40" calcext:value-type="float">
            <text:p>6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3]=&quot;x&quot;;&quot;x&quot;;&quot;&quot;)">
            <text:p/>
          </table:table-cell>
          <table:table-cell table:formula="of:=IF([.M33]=&quot;x&quot;;&quot;x&quot;;&quot;&quot;)">
            <text:p/>
          </table:table-cell>
          <table:table-cell table:formula="of:=IF([.N33]=&quot;x&quot;;&quot;x&quot;;&quot;&quot;)" office:value-type="string" office:string-value="x" calcext:value-type="string">
            <text:p>x</text:p>
          </table:table-cell>
          <table:table-cell table:formula="of:=IF([.O33]=&quot;x&quot;;&quot;x&quot;;&quot;&quot;)">
            <text:p/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>
            <text:p/>
          </table:table-cell>
          <table:table-cell table:formula="of:=IF([.R33]=&quot;x&quot;;&quot;x&quot;;&quot;&quot;)">
            <text:p/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ST033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60" calcext:value-type="float">
            <text:p>6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4]=&quot;x&quot;;&quot;x&quot;;&quot;&quot;)">
            <text:p/>
          </table:table-cell>
          <table:table-cell table:formula="of:=IF([.M34]=&quot;x&quot;;&quot;x&quot;;&quot;&quot;)">
            <text:p/>
          </table:table-cell>
          <table:table-cell table:formula="of:=IF([.N34]=&quot;x&quot;;&quot;x&quot;;&quot;&quot;)" office:value-type="string" office:string-value="x" calcext:value-type="string">
            <text:p>x</text:p>
          </table:table-cell>
          <table:table-cell table:formula="of:=IF([.O34]=&quot;x&quot;;&quot;x&quot;;&quot;&quot;)">
            <text:p/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>
            <text:p/>
          </table:table-cell>
          <table:table-cell table:formula="of:=IF([.R34]=&quot;x&quot;;&quot;x&quot;;&quot;&quot;)">
            <text:p/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ST034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80" calcext:value-type="float">
            <text:p>6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5]=&quot;x&quot;;&quot;x&quot;;&quot;&quot;)">
            <text:p/>
          </table:table-cell>
          <table:table-cell table:formula="of:=IF([.M35]=&quot;x&quot;;&quot;x&quot;;&quot;&quot;)">
            <text:p/>
          </table:table-cell>
          <table:table-cell table:formula="of:=IF([.N35]=&quot;x&quot;;&quot;x&quot;;&quot;&quot;)" office:value-type="string" office:string-value="x" calcext:value-type="string">
            <text:p>x</text:p>
          </table:table-cell>
          <table:table-cell table:formula="of:=IF([.O35]=&quot;x&quot;;&quot;x&quot;;&quot;&quot;)">
            <text:p/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>
            <text:p/>
          </table:table-cell>
          <table:table-cell table:formula="of:=IF([.R35]=&quot;x&quot;;&quot;x&quot;;&quot;&quot;)">
            <text:p/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ST035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00" calcext:value-type="float">
            <text:p>7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6]=&quot;x&quot;;&quot;x&quot;;&quot;&quot;)">
            <text:p/>
          </table:table-cell>
          <table:table-cell table:formula="of:=IF([.M36]=&quot;x&quot;;&quot;x&quot;;&quot;&quot;)">
            <text:p/>
          </table:table-cell>
          <table:table-cell table:formula="of:=IF([.N36]=&quot;x&quot;;&quot;x&quot;;&quot;&quot;)" office:value-type="string" office:string-value="x" calcext:value-type="string">
            <text:p>x</text:p>
          </table:table-cell>
          <table:table-cell table:formula="of:=IF([.O36]=&quot;x&quot;;&quot;x&quot;;&quot;&quot;)">
            <text:p/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>
            <text:p/>
          </table:table-cell>
          <table:table-cell table:formula="of:=IF([.R36]=&quot;x&quot;;&quot;x&quot;;&quot;&quot;)">
            <text:p/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ST036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20" calcext:value-type="float">
            <text:p>7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7]=&quot;x&quot;;&quot;x&quot;;&quot;&quot;)">
            <text:p/>
          </table:table-cell>
          <table:table-cell table:formula="of:=IF([.M37]=&quot;x&quot;;&quot;x&quot;;&quot;&quot;)">
            <text:p/>
          </table:table-cell>
          <table:table-cell table:formula="of:=IF([.N37]=&quot;x&quot;;&quot;x&quot;;&quot;&quot;)" office:value-type="string" office:string-value="x" calcext:value-type="string">
            <text:p>x</text:p>
          </table:table-cell>
          <table:table-cell table:formula="of:=IF([.O37]=&quot;x&quot;;&quot;x&quot;;&quot;&quot;)">
            <text:p/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>
            <text:p/>
          </table:table-cell>
          <table:table-cell table:formula="of:=IF([.R37]=&quot;x&quot;;&quot;x&quot;;&quot;&quot;)">
            <text:p/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ST037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40" calcext:value-type="float">
            <text:p>7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38]=&quot;x&quot;;&quot;x&quot;;&quot;&quot;)">
            <text:p/>
          </table:table-cell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 office:value-type="string" office:string-value="x" calcext:value-type="string">
            <text:p>x</text:p>
          </table:table-cell>
          <table:table-cell table:formula="of:=IF([.P38]=&quot;x&quot;;&quot;x&quot;;&quot;&quot;)">
            <text:p/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ST038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60" calcext:value-type="float">
            <text:p>7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39]=&quot;x&quot;;&quot;x&quot;;&quot;&quot;)">
            <text:p/>
          </table:table-cell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 office:value-type="string" office:string-value="x" calcext:value-type="string">
            <text:p>x</text:p>
          </table:table-cell>
          <table:table-cell table:formula="of:=IF([.P39]=&quot;x&quot;;&quot;x&quot;;&quot;&quot;)">
            <text:p/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ST039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80" calcext:value-type="float">
            <text:p>7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0]=&quot;x&quot;;&quot;x&quot;;&quot;&quot;)">
            <text:p/>
          </table:table-cell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 office:value-type="string" office:string-value="x" calcext:value-type="string">
            <text:p>x</text:p>
          </table:table-cell>
          <table:table-cell table:formula="of:=IF([.P40]=&quot;x&quot;;&quot;x&quot;;&quot;&quot;)">
            <text:p/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ST040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00" calcext:value-type="float">
            <text:p>8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1]=&quot;x&quot;;&quot;x&quot;;&quot;&quot;)">
            <text:p/>
          </table:table-cell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 office:value-type="string" office:string-value="x" calcext:value-type="string">
            <text:p>x</text:p>
          </table:table-cell>
          <table:table-cell table:formula="of:=IF([.P41]=&quot;x&quot;;&quot;x&quot;;&quot;&quot;)">
            <text:p/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ST041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20" calcext:value-type="float">
            <text:p>8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2]=&quot;x&quot;;&quot;x&quot;;&quot;&quot;)">
            <text:p/>
          </table:table-cell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 office:value-type="string" office:string-value="x" calcext:value-type="string">
            <text:p>x</text:p>
          </table:table-cell>
          <table:table-cell table:formula="of:=IF([.P42]=&quot;x&quot;;&quot;x&quot;;&quot;&quot;)">
            <text:p/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>
            <text:p/>
          </table:table-cell>
          <table:table-cell table:formula="of:=IF([.S42]=&quot;x&quot;;&quot;x&quot;;&quot;&quot;)">
            <text:p/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ST042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40" calcext:value-type="float">
            <text:p>8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3]=&quot;x&quot;;&quot;x&quot;;&quot;&quot;)">
            <text:p/>
          </table:table-cell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 office:value-type="string" office:string-value="x" calcext:value-type="string">
            <text:p>x</text:p>
          </table:table-cell>
          <table:table-cell table:formula="of:=IF([.P43]=&quot;x&quot;;&quot;x&quot;;&quot;&quot;)">
            <text:p/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>
            <text:p/>
          </table:table-cell>
          <table:table-cell table:formula="of:=IF([.S43]=&quot;x&quot;;&quot;x&quot;;&quot;&quot;)">
            <text:p/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ST043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60" calcext:value-type="float">
            <text:p>8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4]=&quot;x&quot;;&quot;x&quot;;&quot;&quot;)">
            <text:p/>
          </table:table-cell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 office:value-type="string" office:string-value="x" calcext:value-type="string">
            <text:p>x</text:p>
          </table:table-cell>
          <table:table-cell table:formula="of:=IF([.P44]=&quot;x&quot;;&quot;x&quot;;&quot;&quot;)">
            <text:p/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>
            <text:p/>
          </table:table-cell>
          <table:table-cell table:formula="of:=IF([.S44]=&quot;x&quot;;&quot;x&quot;;&quot;&quot;)">
            <text:p/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TST044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80" calcext:value-type="float">
            <text:p>8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5]=&quot;x&quot;;&quot;x&quot;;&quot;&quot;)">
            <text:p/>
          </table:table-cell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 office:value-type="string" office:string-value="x" calcext:value-type="string">
            <text:p>x</text:p>
          </table:table-cell>
          <table:table-cell table:formula="of:=IF([.P45]=&quot;x&quot;;&quot;x&quot;;&quot;&quot;)">
            <text:p/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>
            <text:p/>
          </table:table-cell>
          <table:table-cell table:formula="of:=IF([.S45]=&quot;x&quot;;&quot;x&quot;;&quot;&quot;)">
            <text:p/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ST045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00" calcext:value-type="float">
            <text:p>9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6]=&quot;x&quot;;&quot;x&quot;;&quot;&quot;)">
            <text:p/>
          </table:table-cell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 office:value-type="string" office:string-value="x" calcext:value-type="string">
            <text:p>x</text:p>
          </table:table-cell>
          <table:table-cell table:formula="of:=IF([.P46]=&quot;x&quot;;&quot;x&quot;;&quot;&quot;)">
            <text:p/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>
            <text:p/>
          </table:table-cell>
          <table:table-cell table:formula="of:=IF([.T46]=&quot;x&quot;;&quot;x&quot;;&quot;&quot;)">
            <text:p/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ST046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20" calcext:value-type="float">
            <text:p>9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7]=&quot;x&quot;;&quot;x&quot;;&quot;&quot;)">
            <text:p/>
          </table:table-cell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 office:value-type="string" office:string-value="x" calcext:value-type="string">
            <text:p>x</text:p>
          </table:table-cell>
          <table:table-cell table:formula="of:=IF([.P47]=&quot;x&quot;;&quot;x&quot;;&quot;&quot;)">
            <text:p/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>
            <text:p/>
          </table:table-cell>
          <table:table-cell table:formula="of:=IF([.T47]=&quot;x&quot;;&quot;x&quot;;&quot;&quot;)">
            <text:p/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ST047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40" calcext:value-type="float">
            <text:p>9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8]=&quot;x&quot;;&quot;x&quot;;&quot;&quot;)">
            <text:p/>
          </table:table-cell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 office:value-type="string" office:string-value="x" calcext:value-type="string">
            <text:p>x</text:p>
          </table:table-cell>
          <table:table-cell table:formula="of:=IF([.P48]=&quot;x&quot;;&quot;x&quot;;&quot;&quot;)">
            <text:p/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>
            <text:p/>
          </table:table-cell>
          <table:table-cell table:formula="of:=IF([.T48]=&quot;x&quot;;&quot;x&quot;;&quot;&quot;)">
            <text:p/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TST048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60" calcext:value-type="float">
            <text:p>9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9]=&quot;x&quot;;&quot;x&quot;;&quot;&quot;)">
            <text:p/>
          </table:table-cell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 office:value-type="string" office:string-value="x" calcext:value-type="string">
            <text:p>x</text:p>
          </table:table-cell>
          <table:table-cell table:formula="of:=IF([.P49]=&quot;x&quot;;&quot;x&quot;;&quot;&quot;)">
            <text:p/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>
            <text:p/>
          </table:table-cell>
          <table:table-cell table:formula="of:=IF([.T49]=&quot;x&quot;;&quot;x&quot;;&quot;&quot;)">
            <text:p/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TST049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80" calcext:value-type="float">
            <text:p>9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0]=&quot;x&quot;;&quot;x&quot;;&quot;&quot;)">
            <text:p/>
          </table:table-cell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 office:value-type="string" office:string-value="x" calcext:value-type="string">
            <text:p>x</text:p>
          </table:table-cell>
          <table:table-cell table:formula="of:=IF([.Q50]=&quot;x&quot;;&quot;x&quot;;&quot;&quot;)">
            <text:p/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ST050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00" calcext:value-type="float">
            <text:p>10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1]=&quot;x&quot;;&quot;x&quot;;&quot;&quot;)">
            <text:p/>
          </table:table-cell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 office:value-type="string" office:string-value="x" calcext:value-type="string">
            <text:p>x</text:p>
          </table:table-cell>
          <table:table-cell table:formula="of:=IF([.Q51]=&quot;x&quot;;&quot;x&quot;;&quot;&quot;)">
            <text:p/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ST051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20" calcext:value-type="float">
            <text:p>10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2]=&quot;x&quot;;&quot;x&quot;;&quot;&quot;)">
            <text:p/>
          </table:table-cell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 office:value-type="string" office:string-value="x" calcext:value-type="string">
            <text:p>x</text:p>
          </table:table-cell>
          <table:table-cell table:formula="of:=IF([.Q52]=&quot;x&quot;;&quot;x&quot;;&quot;&quot;)">
            <text:p/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ST052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40" calcext:value-type="float">
            <text:p>10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3]=&quot;x&quot;;&quot;x&quot;;&quot;&quot;)">
            <text:p/>
          </table:table-cell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 office:value-type="string" office:string-value="x" calcext:value-type="string">
            <text:p>x</text:p>
          </table:table-cell>
          <table:table-cell table:formula="of:=IF([.Q53]=&quot;x&quot;;&quot;x&quot;;&quot;&quot;)">
            <text:p/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ST053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60" calcext:value-type="float">
            <text:p>10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4]=&quot;x&quot;;&quot;x&quot;;&quot;&quot;)">
            <text:p/>
          </table:table-cell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 office:value-type="string" office:string-value="x" calcext:value-type="string">
            <text:p>x</text:p>
          </table:table-cell>
          <table:table-cell table:formula="of:=IF([.Q54]=&quot;x&quot;;&quot;x&quot;;&quot;&quot;)">
            <text:p/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ST054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80" calcext:value-type="float">
            <text:p>10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5]=&quot;x&quot;;&quot;x&quot;;&quot;&quot;)">
            <text:p/>
          </table:table-cell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 office:value-type="string" office:string-value="x" calcext:value-type="string">
            <text:p>x</text:p>
          </table:table-cell>
          <table:table-cell table:formula="of:=IF([.Q55]=&quot;x&quot;;&quot;x&quot;;&quot;&quot;)">
            <text:p/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TST055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00" calcext:value-type="float">
            <text:p>11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6]=&quot;x&quot;;&quot;x&quot;;&quot;&quot;)">
            <text:p/>
          </table:table-cell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 office:value-type="string" office:string-value="x" calcext:value-type="string">
            <text:p>x</text:p>
          </table:table-cell>
          <table:table-cell table:formula="of:=IF([.Q56]=&quot;x&quot;;&quot;x&quot;;&quot;&quot;)">
            <text:p/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TST056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20" calcext:value-type="float">
            <text:p>11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7]=&quot;x&quot;;&quot;x&quot;;&quot;&quot;)">
            <text:p/>
          </table:table-cell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 office:value-type="string" office:string-value="x" calcext:value-type="string">
            <text:p>x</text:p>
          </table:table-cell>
          <table:table-cell table:formula="of:=IF([.Q57]=&quot;x&quot;;&quot;x&quot;;&quot;&quot;)">
            <text:p/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ST057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40" calcext:value-type="float">
            <text:p>11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58]=&quot;x&quot;;&quot;x&quot;;&quot;&quot;)">
            <text:p/>
          </table:table-cell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 office:value-type="string" office:string-value="x" calcext:value-type="string">
            <text:p>x</text:p>
          </table:table-cell>
          <table:table-cell table:formula="of:=IF([.Q58]=&quot;x&quot;;&quot;x&quot;;&quot;&quot;)">
            <text:p/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ST058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60" calcext:value-type="float">
            <text:p>11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59]=&quot;x&quot;;&quot;x&quot;;&quot;&quot;)">
            <text:p/>
          </table:table-cell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 office:value-type="string" office:string-value="x" calcext:value-type="string">
            <text:p>x</text:p>
          </table:table-cell>
          <table:table-cell table:formula="of:=IF([.Q59]=&quot;x&quot;;&quot;x&quot;;&quot;&quot;)">
            <text:p/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TST059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80" calcext:value-type="float">
            <text:p>11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60]=&quot;x&quot;;&quot;x&quot;;&quot;&quot;)">
            <text:p/>
          </table:table-cell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 office:value-type="string" office:string-value="x" calcext:value-type="string">
            <text:p>x</text:p>
          </table:table-cell>
          <table:table-cell table:formula="of:=IF([.Q60]=&quot;x&quot;;&quot;x&quot;;&quot;&quot;)">
            <text:p/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ST060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00" calcext:value-type="float">
            <text:p>12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61]=&quot;x&quot;;&quot;x&quot;;&quot;&quot;)">
            <text:p/>
          </table:table-cell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 office:value-type="string" office:string-value="x" calcext:value-type="string">
            <text:p>x</text:p>
          </table:table-cell>
          <table:table-cell table:formula="of:=IF([.Q61]=&quot;x&quot;;&quot;x&quot;;&quot;&quot;)">
            <text:p/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TST06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20" calcext:value-type="float">
            <text:p>12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2]=&quot;x&quot;;&quot;x&quot;;&quot;&quot;)">
            <text:p/>
          </table:table-cell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 office:value-type="string" office:string-value="x" calcext:value-type="string">
            <text:p>x</text:p>
          </table:table-cell>
          <table:table-cell table:formula="of:=IF([.R62]=&quot;x&quot;;&quot;x&quot;;&quot;&quot;)">
            <text:p/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ST06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40" calcext:value-type="float">
            <text:p>12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3]=&quot;x&quot;;&quot;x&quot;;&quot;&quot;)">
            <text:p/>
          </table:table-cell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 office:value-type="string" office:string-value="x" calcext:value-type="string">
            <text:p>x</text:p>
          </table:table-cell>
          <table:table-cell table:formula="of:=IF([.R63]=&quot;x&quot;;&quot;x&quot;;&quot;&quot;)">
            <text:p/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ST063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60" calcext:value-type="float">
            <text:p>12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4]=&quot;x&quot;;&quot;x&quot;;&quot;&quot;)">
            <text:p/>
          </table:table-cell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 office:value-type="string" office:string-value="x" calcext:value-type="string">
            <text:p>x</text:p>
          </table:table-cell>
          <table:table-cell table:formula="of:=IF([.R64]=&quot;x&quot;;&quot;x&quot;;&quot;&quot;)">
            <text:p/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ST064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80" calcext:value-type="float">
            <text:p>12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5]=&quot;x&quot;;&quot;x&quot;;&quot;&quot;)">
            <text:p/>
          </table:table-cell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 office:value-type="string" office:string-value="x" calcext:value-type="string">
            <text:p>x</text:p>
          </table:table-cell>
          <table:table-cell table:formula="of:=IF([.R65]=&quot;x&quot;;&quot;x&quot;;&quot;&quot;)">
            <text:p/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TST065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00" calcext:value-type="float">
            <text:p>13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6]=&quot;x&quot;;&quot;x&quot;;&quot;&quot;)">
            <text:p/>
          </table:table-cell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 office:value-type="string" office:string-value="x" calcext:value-type="string">
            <text:p>x</text:p>
          </table:table-cell>
          <table:table-cell table:formula="of:=IF([.R66]=&quot;x&quot;;&quot;x&quot;;&quot;&quot;)">
            <text:p/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ST066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20" calcext:value-type="float">
            <text:p>13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7]=&quot;x&quot;;&quot;x&quot;;&quot;&quot;)">
            <text:p/>
          </table:table-cell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 office:value-type="string" office:string-value="x" calcext:value-type="string">
            <text:p>x</text:p>
          </table:table-cell>
          <table:table-cell table:formula="of:=IF([.R67]=&quot;x&quot;;&quot;x&quot;;&quot;&quot;)">
            <text:p/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TST067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40" calcext:value-type="float">
            <text:p>13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8]=&quot;x&quot;;&quot;x&quot;;&quot;&quot;)">
            <text:p/>
          </table:table-cell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 office:value-type="string" office:string-value="x" calcext:value-type="string">
            <text:p>x</text:p>
          </table:table-cell>
          <table:table-cell table:formula="of:=IF([.R68]=&quot;x&quot;;&quot;x&quot;;&quot;&quot;)">
            <text:p/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TST068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60" calcext:value-type="float">
            <text:p>13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9]=&quot;x&quot;;&quot;x&quot;;&quot;&quot;)">
            <text:p/>
          </table:table-cell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 office:value-type="string" office:string-value="x" calcext:value-type="string">
            <text:p>x</text:p>
          </table:table-cell>
          <table:table-cell table:formula="of:=IF([.R69]=&quot;x&quot;;&quot;x&quot;;&quot;&quot;)">
            <text:p/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ST069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80" calcext:value-type="float">
            <text:p>13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0]=&quot;x&quot;;&quot;x&quot;;&quot;&quot;)">
            <text:p/>
          </table:table-cell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 office:value-type="string" office:string-value="x" calcext:value-type="string">
            <text:p>x</text:p>
          </table:table-cell>
          <table:table-cell table:formula="of:=IF([.R70]=&quot;x&quot;;&quot;x&quot;;&quot;&quot;)">
            <text:p/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TST070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00" calcext:value-type="float">
            <text:p>14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1]=&quot;x&quot;;&quot;x&quot;;&quot;&quot;)">
            <text:p/>
          </table:table-cell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 office:value-type="string" office:string-value="x" calcext:value-type="string">
            <text:p>x</text:p>
          </table:table-cell>
          <table:table-cell table:formula="of:=IF([.R71]=&quot;x&quot;;&quot;x&quot;;&quot;&quot;)">
            <text:p/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TST07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20" calcext:value-type="float">
            <text:p>14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2]=&quot;x&quot;;&quot;x&quot;;&quot;&quot;)">
            <text:p/>
          </table:table-cell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 office:value-type="string" office:string-value="x" calcext:value-type="string">
            <text:p>x</text:p>
          </table:table-cell>
          <table:table-cell table:formula="of:=IF([.R72]=&quot;x&quot;;&quot;x&quot;;&quot;&quot;)">
            <text:p/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TST07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40" calcext:value-type="float">
            <text:p>14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3]=&quot;x&quot;;&quot;x&quot;;&quot;&quot;)">
            <text:p/>
          </table:table-cell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 office:value-type="string" office:string-value="x" calcext:value-type="string">
            <text:p>x</text:p>
          </table:table-cell>
          <table:table-cell table:formula="of:=IF([.R73]=&quot;x&quot;;&quot;x&quot;;&quot;&quot;)">
            <text:p/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ST07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60" calcext:value-type="float">
            <text:p>14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4]=&quot;x&quot;;&quot;x&quot;;&quot;&quot;)">
            <text:p/>
          </table:table-cell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 office:value-type="string" office:string-value="x" calcext:value-type="string">
            <text:p>x</text:p>
          </table:table-cell>
          <table:table-cell table:formula="of:=IF([.S74]=&quot;x&quot;;&quot;x&quot;;&quot;&quot;)">
            <text:p/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TST07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80" calcext:value-type="float">
            <text:p>14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5]=&quot;x&quot;;&quot;x&quot;;&quot;&quot;)">
            <text:p/>
          </table:table-cell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 office:value-type="string" office:string-value="x" calcext:value-type="string">
            <text:p>x</text:p>
          </table:table-cell>
          <table:table-cell table:formula="of:=IF([.S75]=&quot;x&quot;;&quot;x&quot;;&quot;&quot;)">
            <text:p/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TST075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00" calcext:value-type="float">
            <text:p>15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6]=&quot;x&quot;;&quot;x&quot;;&quot;&quot;)">
            <text:p/>
          </table:table-cell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 office:value-type="string" office:string-value="x" calcext:value-type="string">
            <text:p>x</text:p>
          </table:table-cell>
          <table:table-cell table:formula="of:=IF([.S76]=&quot;x&quot;;&quot;x&quot;;&quot;&quot;)">
            <text:p/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TST076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20" calcext:value-type="float">
            <text:p>15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7]=&quot;x&quot;;&quot;x&quot;;&quot;&quot;)">
            <text:p/>
          </table:table-cell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 office:value-type="string" office:string-value="x" calcext:value-type="string">
            <text:p>x</text:p>
          </table:table-cell>
          <table:table-cell table:formula="of:=IF([.S77]=&quot;x&quot;;&quot;x&quot;;&quot;&quot;)">
            <text:p/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TST077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40" calcext:value-type="float">
            <text:p>15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8]=&quot;x&quot;;&quot;x&quot;;&quot;&quot;)">
            <text:p/>
          </table:table-cell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 office:value-type="string" office:string-value="x" calcext:value-type="string">
            <text:p>x</text:p>
          </table:table-cell>
          <table:table-cell table:formula="of:=IF([.S78]=&quot;x&quot;;&quot;x&quot;;&quot;&quot;)">
            <text:p/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ST078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60" calcext:value-type="float">
            <text:p>15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9]=&quot;x&quot;;&quot;x&quot;;&quot;&quot;)">
            <text:p/>
          </table:table-cell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 office:value-type="string" office:string-value="x" calcext:value-type="string">
            <text:p>x</text:p>
          </table:table-cell>
          <table:table-cell table:formula="of:=IF([.S79]=&quot;x&quot;;&quot;x&quot;;&quot;&quot;)">
            <text:p/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ST079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80" calcext:value-type="float">
            <text:p>15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80]=&quot;x&quot;;&quot;x&quot;;&quot;&quot;)">
            <text:p/>
          </table:table-cell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 office:value-type="string" office:string-value="x" calcext:value-type="string">
            <text:p>x</text:p>
          </table:table-cell>
          <table:table-cell table:formula="of:=IF([.S80]=&quot;x&quot;;&quot;x&quot;;&quot;&quot;)">
            <text:p/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TST080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00" calcext:value-type="float">
            <text:p>16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81]=&quot;x&quot;;&quot;x&quot;;&quot;&quot;)">
            <text:p/>
          </table:table-cell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 office:value-type="string" office:string-value="x" calcext:value-type="string">
            <text:p>x</text:p>
          </table:table-cell>
          <table:table-cell table:formula="of:=IF([.S81]=&quot;x&quot;;&quot;x&quot;;&quot;&quot;)">
            <text:p/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TST08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20" calcext:value-type="float">
            <text:p>16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2]=&quot;x&quot;;&quot;x&quot;;&quot;&quot;)">
            <text:p/>
          </table:table-cell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 office:value-type="string" office:string-value="x" calcext:value-type="string">
            <text:p>x</text:p>
          </table:table-cell>
          <table:table-cell table:formula="of:=IF([.S82]=&quot;x&quot;;&quot;x&quot;;&quot;&quot;)">
            <text:p/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TST082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40" calcext:value-type="float">
            <text:p>16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3]=&quot;x&quot;;&quot;x&quot;;&quot;&quot;)">
            <text:p/>
          </table:table-cell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 office:value-type="string" office:string-value="x" calcext:value-type="string">
            <text:p>x</text:p>
          </table:table-cell>
          <table:table-cell table:formula="of:=IF([.S83]=&quot;x&quot;;&quot;x&quot;;&quot;&quot;)">
            <text:p/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TST08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60" calcext:value-type="float">
            <text:p>16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4]=&quot;x&quot;;&quot;x&quot;;&quot;&quot;)">
            <text:p/>
          </table:table-cell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 office:value-type="string" office:string-value="x" calcext:value-type="string">
            <text:p>x</text:p>
          </table:table-cell>
          <table:table-cell table:formula="of:=IF([.S84]=&quot;x&quot;;&quot;x&quot;;&quot;&quot;)">
            <text:p/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TST08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80" calcext:value-type="float">
            <text:p>16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5]=&quot;x&quot;;&quot;x&quot;;&quot;&quot;)">
            <text:p/>
          </table:table-cell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 office:value-type="string" office:string-value="x" calcext:value-type="string">
            <text:p>x</text:p>
          </table:table-cell>
          <table:table-cell table:formula="of:=IF([.S85]=&quot;x&quot;;&quot;x&quot;;&quot;&quot;)">
            <text:p/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TST08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00" calcext:value-type="float">
            <text:p>17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6]=&quot;x&quot;;&quot;x&quot;;&quot;&quot;)">
            <text:p/>
          </table:table-cell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 office:value-type="string" office:string-value="x" calcext:value-type="string">
            <text:p>x</text:p>
          </table:table-cell>
          <table:table-cell table:formula="of:=IF([.T86]=&quot;x&quot;;&quot;x&quot;;&quot;&quot;)">
            <text:p/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TST08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20" calcext:value-type="float">
            <text:p>17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7]=&quot;x&quot;;&quot;x&quot;;&quot;&quot;)">
            <text:p/>
          </table:table-cell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 office:value-type="string" office:string-value="x" calcext:value-type="string">
            <text:p>x</text:p>
          </table:table-cell>
          <table:table-cell table:formula="of:=IF([.T87]=&quot;x&quot;;&quot;x&quot;;&quot;&quot;)">
            <text:p/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TST08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40" calcext:value-type="float">
            <text:p>17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8]=&quot;x&quot;;&quot;x&quot;;&quot;&quot;)">
            <text:p/>
          </table:table-cell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 office:value-type="string" office:string-value="x" calcext:value-type="string">
            <text:p>x</text:p>
          </table:table-cell>
          <table:table-cell table:formula="of:=IF([.T88]=&quot;x&quot;;&quot;x&quot;;&quot;&quot;)">
            <text:p/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TST08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60" calcext:value-type="float">
            <text:p>17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9]=&quot;x&quot;;&quot;x&quot;;&quot;&quot;)">
            <text:p/>
          </table:table-cell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 office:value-type="string" office:string-value="x" calcext:value-type="string">
            <text:p>x</text:p>
          </table:table-cell>
          <table:table-cell table:formula="of:=IF([.T89]=&quot;x&quot;;&quot;x&quot;;&quot;&quot;)">
            <text:p/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TST08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80" calcext:value-type="float">
            <text:p>17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0]=&quot;x&quot;;&quot;x&quot;;&quot;&quot;)">
            <text:p/>
          </table:table-cell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 office:value-type="string" office:string-value="x" calcext:value-type="string">
            <text:p>x</text:p>
          </table:table-cell>
          <table:table-cell table:formula="of:=IF([.T90]=&quot;x&quot;;&quot;x&quot;;&quot;&quot;)">
            <text:p/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TST09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00" calcext:value-type="float">
            <text:p>18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1]=&quot;x&quot;;&quot;x&quot;;&quot;&quot;)">
            <text:p/>
          </table:table-cell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 office:value-type="string" office:string-value="x" calcext:value-type="string">
            <text:p>x</text:p>
          </table:table-cell>
          <table:table-cell table:formula="of:=IF([.T91]=&quot;x&quot;;&quot;x&quot;;&quot;&quot;)">
            <text:p/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TST09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20" calcext:value-type="float">
            <text:p>18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2]=&quot;x&quot;;&quot;x&quot;;&quot;&quot;)">
            <text:p/>
          </table:table-cell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 office:value-type="string" office:string-value="x" calcext:value-type="string">
            <text:p>x</text:p>
          </table:table-cell>
          <table:table-cell table:formula="of:=IF([.T92]=&quot;x&quot;;&quot;x&quot;;&quot;&quot;)">
            <text:p/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TST09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40" calcext:value-type="float">
            <text:p>18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3]=&quot;x&quot;;&quot;x&quot;;&quot;&quot;)">
            <text:p/>
          </table:table-cell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 office:value-type="string" office:string-value="x" calcext:value-type="string">
            <text:p>x</text:p>
          </table:table-cell>
          <table:table-cell table:formula="of:=IF([.T93]=&quot;x&quot;;&quot;x&quot;;&quot;&quot;)">
            <text:p/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TST09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60" calcext:value-type="float">
            <text:p>18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4]=&quot;x&quot;;&quot;x&quot;;&quot;&quot;)">
            <text:p/>
          </table:table-cell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 office:value-type="string" office:string-value="x" calcext:value-type="string">
            <text:p>x</text:p>
          </table:table-cell>
          <table:table-cell table:formula="of:=IF([.T94]=&quot;x&quot;;&quot;x&quot;;&quot;&quot;)">
            <text:p/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TST09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80" calcext:value-type="float">
            <text:p>18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5]=&quot;x&quot;;&quot;x&quot;;&quot;&quot;)">
            <text:p/>
          </table:table-cell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 office:value-type="string" office:string-value="x" calcext:value-type="string">
            <text:p>x</text:p>
          </table:table-cell>
          <table:table-cell table:formula="of:=IF([.T95]=&quot;x&quot;;&quot;x&quot;;&quot;&quot;)">
            <text:p/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TST09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00" calcext:value-type="float">
            <text:p>19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6]=&quot;x&quot;;&quot;x&quot;;&quot;&quot;)">
            <text:p/>
          </table:table-cell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 office:value-type="string" office:string-value="x" calcext:value-type="string">
            <text:p>x</text:p>
          </table:table-cell>
          <table:table-cell table:formula="of:=IF([.T96]=&quot;x&quot;;&quot;x&quot;;&quot;&quot;)">
            <text:p/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TST09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20" calcext:value-type="float">
            <text:p>19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7]=&quot;x&quot;;&quot;x&quot;;&quot;&quot;)">
            <text:p/>
          </table:table-cell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 office:value-type="string" office:string-value="x" calcext:value-type="string">
            <text:p>x</text:p>
          </table:table-cell>
          <table:table-cell table:formula="of:=IF([.T97]=&quot;x&quot;;&quot;x&quot;;&quot;&quot;)">
            <text:p/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TST097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40" calcext:value-type="float">
            <text:p>19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98]=&quot;x&quot;;&quot;x&quot;;&quot;&quot;)">
            <text:p/>
          </table:table-cell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 office:value-type="string" office:string-value="x" calcext:value-type="string">
            <text:p>x</text:p>
          </table:table-cell>
          <table:table-cell table:formula="of:=IF([.U98]=&quot;x&quot;;&quot;x&quot;;&quot;&quot;)">
            <text:p/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TST098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60" calcext:value-type="float">
            <text:p>19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99]=&quot;x&quot;;&quot;x&quot;;&quot;&quot;)">
            <text:p/>
          </table:table-cell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 office:value-type="string" office:string-value="x" calcext:value-type="string">
            <text:p>x</text:p>
          </table:table-cell>
          <table:table-cell table:formula="of:=IF([.U99]=&quot;x&quot;;&quot;x&quot;;&quot;&quot;)">
            <text:p/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TST099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80" calcext:value-type="float">
            <text:p>19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0]=&quot;x&quot;;&quot;x&quot;;&quot;&quot;)">
            <text:p/>
          </table:table-cell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 office:value-type="string" office:string-value="x" calcext:value-type="string">
            <text:p>x</text:p>
          </table:table-cell>
          <table:table-cell table:formula="of:=IF([.U100]=&quot;x&quot;;&quot;x&quot;;&quot;&quot;)">
            <text:p/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TST100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00" calcext:value-type="float">
            <text:p>20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1]=&quot;x&quot;;&quot;x&quot;;&quot;&quot;)">
            <text:p/>
          </table:table-cell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 office:value-type="string" office:string-value="x" calcext:value-type="string">
            <text:p>x</text:p>
          </table:table-cell>
          <table:table-cell table:formula="of:=IF([.U101]=&quot;x&quot;;&quot;x&quot;;&quot;&quot;)">
            <text:p/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TST101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2]=&quot;x&quot;;&quot;x&quot;;&quot;&quot;)">
            <text:p/>
          </table:table-cell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 office:value-type="string" office:string-value="x" calcext:value-type="string">
            <text:p>x</text:p>
          </table:table-cell>
          <table:table-cell table:formula="of:=IF([.U102]=&quot;x&quot;;&quot;x&quot;;&quot;&quot;)">
            <text:p/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TST10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0" calcext:value-type="float">
            <text:p>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3]=&quot;x&quot;;&quot;x&quot;;&quot;&quot;)">
            <text:p/>
          </table:table-cell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 office:value-type="string" office:string-value="x" calcext:value-type="string">
            <text:p>x</text:p>
          </table:table-cell>
          <table:table-cell table:formula="of:=IF([.U103]=&quot;x&quot;;&quot;x&quot;;&quot;&quot;)">
            <text:p/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TST10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0" calcext:value-type="float">
            <text:p>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4]=&quot;x&quot;;&quot;x&quot;;&quot;&quot;)">
            <text:p/>
          </table:table-cell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 office:value-type="string" office:string-value="x" calcext:value-type="string">
            <text:p>x</text:p>
          </table:table-cell>
          <table:table-cell table:formula="of:=IF([.U104]=&quot;x&quot;;&quot;x&quot;;&quot;&quot;)">
            <text:p/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TST10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5]=&quot;x&quot;;&quot;x&quot;;&quot;&quot;)">
            <text:p/>
          </table:table-cell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 office:value-type="string" office:string-value="x" calcext:value-type="string">
            <text:p>x</text:p>
          </table:table-cell>
          <table:table-cell table:formula="of:=IF([.U105]=&quot;x&quot;;&quot;x&quot;;&quot;&quot;)">
            <text:p/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TST105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0" calcext:value-type="float">
            <text:p>1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6]=&quot;x&quot;;&quot;x&quot;;&quot;&quot;)">
            <text:p/>
          </table:table-cell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 office:value-type="string" office:string-value="x" calcext:value-type="string">
            <text:p>x</text:p>
          </table:table-cell>
          <table:table-cell table:formula="of:=IF([.U106]=&quot;x&quot;;&quot;x&quot;;&quot;&quot;)">
            <text:p/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TST106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0" calcext:value-type="float">
            <text:p>1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7]=&quot;x&quot;;&quot;x&quot;;&quot;&quot;)">
            <text:p/>
          </table:table-cell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 office:value-type="string" office:string-value="x" calcext:value-type="string">
            <text:p>x</text:p>
          </table:table-cell>
          <table:table-cell table:formula="of:=IF([.U107]=&quot;x&quot;;&quot;x&quot;;&quot;&quot;)">
            <text:p/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TST107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0" calcext:value-type="float">
            <text:p>1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8]=&quot;x&quot;;&quot;x&quot;;&quot;&quot;)">
            <text:p/>
          </table:table-cell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 office:value-type="string" office:string-value="x" calcext:value-type="string">
            <text:p>x</text:p>
          </table:table-cell>
          <table:table-cell table:formula="of:=IF([.U108]=&quot;x&quot;;&quot;x&quot;;&quot;&quot;)">
            <text:p/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TST108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0" calcext:value-type="float">
            <text:p>1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9]=&quot;x&quot;;&quot;x&quot;;&quot;&quot;)">
            <text:p/>
          </table:table-cell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 office:value-type="string" office:string-value="x" calcext:value-type="string">
            <text:p>x</text:p>
          </table:table-cell>
          <table:table-cell table:formula="of:=IF([.U109]=&quot;x&quot;;&quot;x&quot;;&quot;&quot;)">
            <text:p/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 office:value-type="string" calcext:value-type="string">
            <text:p>TST109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0" calcext:value-type="float">
            <text:p>1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0]=&quot;x&quot;;&quot;x&quot;;&quot;&quot;)">
            <text:p/>
          </table:table-cell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 office:value-type="string" office:string-value="x" calcext:value-type="string">
            <text:p>x</text:p>
          </table:table-cell>
          <table:table-cell table:formula="of:=IF([.V110]=&quot;x&quot;;&quot;x&quot;;&quot;&quot;)">
            <text:p/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TST110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0" calcext:value-type="float">
            <text:p>2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1]=&quot;x&quot;;&quot;x&quot;;&quot;&quot;)">
            <text:p/>
          </table:table-cell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 office:value-type="string" office:string-value="x" calcext:value-type="string">
            <text:p>x</text:p>
          </table:table-cell>
          <table:table-cell table:formula="of:=IF([.V111]=&quot;x&quot;;&quot;x&quot;;&quot;&quot;)">
            <text:p/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TST11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20" calcext:value-type="float">
            <text:p>2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2]=&quot;x&quot;;&quot;x&quot;;&quot;&quot;)">
            <text:p/>
          </table:table-cell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 office:value-type="string" office:string-value="x" calcext:value-type="string">
            <text:p>x</text:p>
          </table:table-cell>
          <table:table-cell table:formula="of:=IF([.V112]=&quot;x&quot;;&quot;x&quot;;&quot;&quot;)">
            <text:p/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TST11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40" calcext:value-type="float">
            <text:p>2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3]=&quot;x&quot;;&quot;x&quot;;&quot;&quot;)">
            <text:p/>
          </table:table-cell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 office:value-type="string" office:string-value="x" calcext:value-type="string">
            <text:p>x</text:p>
          </table:table-cell>
          <table:table-cell table:formula="of:=IF([.V113]=&quot;x&quot;;&quot;x&quot;;&quot;&quot;)">
            <text:p/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TST113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60" calcext:value-type="float">
            <text:p>2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4]=&quot;x&quot;;&quot;x&quot;;&quot;&quot;)">
            <text:p/>
          </table:table-cell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 office:value-type="string" office:string-value="x" calcext:value-type="string">
            <text:p>x</text:p>
          </table:table-cell>
          <table:table-cell table:formula="of:=IF([.V114]=&quot;x&quot;;&quot;x&quot;;&quot;&quot;)">
            <text:p/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TST114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80" calcext:value-type="float">
            <text:p>2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5]=&quot;x&quot;;&quot;x&quot;;&quot;&quot;)">
            <text:p/>
          </table:table-cell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 office:value-type="string" office:string-value="x" calcext:value-type="string">
            <text:p>x</text:p>
          </table:table-cell>
          <table:table-cell table:formula="of:=IF([.V115]=&quot;x&quot;;&quot;x&quot;;&quot;&quot;)">
            <text:p/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4" office:value-type="string" calcext:value-type="string">
            <text:p>TST115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00" calcext:value-type="float">
            <text:p>3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6]=&quot;x&quot;;&quot;x&quot;;&quot;&quot;)">
            <text:p/>
          </table:table-cell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 office:value-type="string" office:string-value="x" calcext:value-type="string">
            <text:p>x</text:p>
          </table:table-cell>
          <table:table-cell table:formula="of:=IF([.V116]=&quot;x&quot;;&quot;x&quot;;&quot;&quot;)">
            <text:p/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 office:value-type="string" calcext:value-type="string">
            <text:p>TST116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20" calcext:value-type="float">
            <text:p>3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7]=&quot;x&quot;;&quot;x&quot;;&quot;&quot;)">
            <text:p/>
          </table:table-cell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 office:value-type="string" office:string-value="x" calcext:value-type="string">
            <text:p>x</text:p>
          </table:table-cell>
          <table:table-cell table:formula="of:=IF([.V117]=&quot;x&quot;;&quot;x&quot;;&quot;&quot;)">
            <text:p/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 office:value-type="string" calcext:value-type="string">
            <text:p>TST117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40" calcext:value-type="float">
            <text:p>3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8]=&quot;x&quot;;&quot;x&quot;;&quot;&quot;)">
            <text:p/>
          </table:table-cell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 office:value-type="string" office:string-value="x" calcext:value-type="string">
            <text:p>x</text:p>
          </table:table-cell>
          <table:table-cell table:formula="of:=IF([.V118]=&quot;x&quot;;&quot;x&quot;;&quot;&quot;)">
            <text:p/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4" office:value-type="string" calcext:value-type="string">
            <text:p>TST118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60" calcext:value-type="float">
            <text:p>3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9]=&quot;x&quot;;&quot;x&quot;;&quot;&quot;)">
            <text:p/>
          </table:table-cell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 office:value-type="string" office:string-value="x" calcext:value-type="string">
            <text:p>x</text:p>
          </table:table-cell>
          <table:table-cell table:formula="of:=IF([.V119]=&quot;x&quot;;&quot;x&quot;;&quot;&quot;)">
            <text:p/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TST119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80" calcext:value-type="float">
            <text:p>3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20]=&quot;x&quot;;&quot;x&quot;;&quot;&quot;)">
            <text:p/>
          </table:table-cell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 office:value-type="string" office:string-value="x" calcext:value-type="string">
            <text:p>x</text:p>
          </table:table-cell>
          <table:table-cell table:formula="of:=IF([.V120]=&quot;x&quot;;&quot;x&quot;;&quot;&quot;)">
            <text:p/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TST12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00" calcext:value-type="float">
            <text:p>4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21]=&quot;x&quot;;&quot;x&quot;;&quot;&quot;)">
            <text:p/>
          </table:table-cell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 office:value-type="string" office:string-value="x" calcext:value-type="string">
            <text:p>x</text:p>
          </table:table-cell>
          <table:table-cell table:formula="of:=IF([.V121]=&quot;x&quot;;&quot;x&quot;;&quot;&quot;)">
            <text:p/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TST12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20" calcext:value-type="float">
            <text:p>4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2]=&quot;x&quot;;&quot;x&quot;;&quot;&quot;)">
            <text:p/>
          </table:table-cell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 office:value-type="string" office:string-value="x" calcext:value-type="string">
            <text:p>x</text:p>
          </table:table-cell>
          <table:table-cell table:formula="of:=IF([.W122]=&quot;x&quot;;&quot;x&quot;;&quot;&quot;)">
            <text:p/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TST122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40" calcext:value-type="float">
            <text:p>4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3]=&quot;x&quot;;&quot;x&quot;;&quot;&quot;)">
            <text:p/>
          </table:table-cell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 office:value-type="string" office:string-value="x" calcext:value-type="string">
            <text:p>x</text:p>
          </table:table-cell>
          <table:table-cell table:formula="of:=IF([.W123]=&quot;x&quot;;&quot;x&quot;;&quot;&quot;)">
            <text:p/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TST123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60" calcext:value-type="float">
            <text:p>4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4]=&quot;x&quot;;&quot;x&quot;;&quot;&quot;)">
            <text:p/>
          </table:table-cell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 office:value-type="string" office:string-value="x" calcext:value-type="string">
            <text:p>x</text:p>
          </table:table-cell>
          <table:table-cell table:formula="of:=IF([.W124]=&quot;x&quot;;&quot;x&quot;;&quot;&quot;)">
            <text:p/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TST124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80" calcext:value-type="float">
            <text:p>4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5]=&quot;x&quot;;&quot;x&quot;;&quot;&quot;)">
            <text:p/>
          </table:table-cell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 office:value-type="string" office:string-value="x" calcext:value-type="string">
            <text:p>x</text:p>
          </table:table-cell>
          <table:table-cell table:formula="of:=IF([.W125]=&quot;x&quot;;&quot;x&quot;;&quot;&quot;)">
            <text:p/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TST125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00" calcext:value-type="float">
            <text:p>5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6]=&quot;x&quot;;&quot;x&quot;;&quot;&quot;)">
            <text:p/>
          </table:table-cell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 office:value-type="string" office:string-value="x" calcext:value-type="string">
            <text:p>x</text:p>
          </table:table-cell>
          <table:table-cell table:formula="of:=IF([.W126]=&quot;x&quot;;&quot;x&quot;;&quot;&quot;)">
            <text:p/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TST126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20" calcext:value-type="float">
            <text:p>5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7]=&quot;x&quot;;&quot;x&quot;;&quot;&quot;)">
            <text:p/>
          </table:table-cell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 office:value-type="string" office:string-value="x" calcext:value-type="string">
            <text:p>x</text:p>
          </table:table-cell>
          <table:table-cell table:formula="of:=IF([.W127]=&quot;x&quot;;&quot;x&quot;;&quot;&quot;)">
            <text:p/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TST127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40" calcext:value-type="float">
            <text:p>5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8]=&quot;x&quot;;&quot;x&quot;;&quot;&quot;)">
            <text:p/>
          </table:table-cell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 office:value-type="string" office:string-value="x" calcext:value-type="string">
            <text:p>x</text:p>
          </table:table-cell>
          <table:table-cell table:formula="of:=IF([.W128]=&quot;x&quot;;&quot;x&quot;;&quot;&quot;)">
            <text:p/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TST12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60" calcext:value-type="float">
            <text:p>5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9]=&quot;x&quot;;&quot;x&quot;;&quot;&quot;)">
            <text:p/>
          </table:table-cell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 office:value-type="string" office:string-value="x" calcext:value-type="string">
            <text:p>x</text:p>
          </table:table-cell>
          <table:table-cell table:formula="of:=IF([.W129]=&quot;x&quot;;&quot;x&quot;;&quot;&quot;)">
            <text:p/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2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2"/>
          <table:table-cell table:number-columns-repeated="16379"/>
        </table:table-row>
        <table:table-row table:style-name="ro2" table:number-rows-repeated="2">
          <table:table-cell table:number-columns-repeated="4"/>
          <table:table-cell table:style-name="ce9" table:content-validation-name="val2"/>
          <table:table-cell table:number-columns-repeated="16379"/>
        </table:table-row>
        <table:table-row table:style-name="ro2" table:number-rows-repeated="104844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1:Channels.I1048576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table:table-column table:style-name="co8" table:default-cell-style-name="ce11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8" table:default-cell-style-name="ce2"/>
        <table:table-column table:style-name="co12" table:number-columns-repeated="4" table:default-cell-style-name="ce2"/>
        <table:table-column table:style-name="co11" table:default-cell-style-name="ce2"/>
        <table:table-column table:style-name="co11" table:number-columns-repeated="2" table:default-cell-style-name="ce11"/>
        <table:table-column table:style-name="co12" table:number-columns-repeated="2" table:default-cell-style-name="ce11"/>
        <table:table-column table:style-name="co7" table:number-columns-repeated="16363"/>
        <table:table-row table:style-name="ro3">
          <table:table-cell table:style-name="ce15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7" office:value-type="string" calcext:value-type="string">
            <text:p>Socket Number</text:p>
          </table:table-cell>
          <table:table-cell table:style-name="ce18" office:value-type="string" calcext:value-type="string">
            <text:p>Local Phantom</text:p>
          </table:table-cell>
          <table:table-cell table:style-name="ce18" office:value-type="string" calcext:value-type="string">
            <text:p>Local Pad</text:p>
          </table:table-cell>
          <table:table-cell table:style-name="ce18" office:value-type="string" calcext:value-type="string">
            <text:p>Local Gain</text:p>
          </table:table-cell>
          <table:table-cell table:style-name="ce19"/>
          <table:table-cell table:style-name="ce20" office:value-type="string" calcext:value-type="string">
            <text:p>DX1 Phantom</text:p>
          </table:table-cell>
          <table:table-cell table:style-name="ce20" office:value-type="string" calcext:value-type="string">
            <text:p>DX1 Pad</text:p>
          </table:table-cell>
          <table:table-cell table:style-name="ce20" office:value-type="string" calcext:value-type="string">
            <text:p>DX1 Gain</text:p>
          </table:table-cell>
          <table:table-cell table:style-name="ce19"/>
          <table:table-cell table:style-name="ce21" office:value-type="string" calcext:value-type="string">
            <text:p>DX3 Phantom</text:p>
          </table:table-cell>
          <table:table-cell table:style-name="ce21" office:value-type="string" calcext:value-type="string">
            <text:p>DX3 Pad</text:p>
          </table:table-cell>
          <table:table-cell table:style-name="ce21" office:value-type="string" calcext:value-type="string">
            <text:p>DX3 Gain</text:p>
          </table:table-cell>
          <table:table-cell table:style-name="ce19"/>
          <table:table-cell table:style-name="ce22" office:value-type="string" calcext:value-type="string">
            <text:p>Slink Phantom</text:p>
          </table:table-cell>
          <table:table-cell table:style-name="ce22" office:value-type="string" calcext:value-type="string">
            <text:p>Slink Pad</text:p>
          </table:table-cell>
          <table:table-cell table:style-name="ce22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table:table-column table:style-name="co7" table:default-cell-style-name="ce2"/>
        <table:table-column table:style-name="co13" table:number-columns-repeated="2" table:default-cell-style-name="ce11"/>
        <table:table-column table:style-name="co14" table:default-cell-style-name="ce11"/>
        <table:table-column table:style-name="co14" table:default-cell-style-name="ce2"/>
        <table:table-column table:style-name="co15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6" table:number-columns-repeated="2" table:default-cell-style-name="ce2"/>
        <table:table-column table:style-name="co17" table:default-cell-style-name="ce11"/>
        <table:table-column table:style-name="co7" table:default-cell-style-name="Default"/>
        <table:table-column table:style-name="co7" table:visibility="collapse" table:default-cell-style-name="ce11"/>
        <table:table-column table:style-name="co7" table:default-cell-style-name="Default"/>
        <table:table-column table:style-name="co7" table:default-cell-style-name="ce2"/>
        <table:table-column table:style-name="co13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8" table:number-columns-repeated="2" table:default-cell-style-name="ce2"/>
        <table:table-column table:style-name="co19" table:default-cell-style-name="ce11"/>
        <table:table-column table:style-name="co20" table:default-cell-style-name="ce11"/>
        <table:table-column table:style-name="co7" table:visibility="collapse" table:default-cell-style-name="ce2"/>
        <table:table-column table:style-name="co13" table:number-columns-repeated="2" table:default-cell-style-name="ce2"/>
        <table:table-column table:style-name="co16" table:default-cell-style-name="ce11"/>
        <table:table-column table:style-name="co21" table:default-cell-style-name="ce11"/>
        <table:table-column table:style-name="co14" table:visibility="collapse" table:default-cell-style-name="ce11"/>
        <table:table-column table:style-name="co18" table:default-cell-style-name="ce11"/>
        <table:table-column table:style-name="co18" table:default-cell-style-name="ce2"/>
        <table:table-column table:style-name="co22" table:default-cell-style-name="ce11"/>
        <table:table-column table:style-name="co19" table:default-cell-style-name="ce11"/>
        <table:table-column table:style-name="co7" table:visibility="collapse" table:default-cell-style-name="ce2"/>
        <table:table-column table:style-name="co23" table:default-cell-style-name="ce2"/>
        <table:table-column table:style-name="co23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22" table:number-columns-repeated="2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7" table:number-columns-repeated="2" table:default-cell-style-name="Default"/>
        <table:table-column table:style-name="co24" table:default-cell-style-name="ce11"/>
        <table:table-column table:style-name="co25" table:default-cell-style-name="ce11"/>
        <table:table-column table:style-name="co7" table:number-columns-repeated="16337"/>
        <table:table-row table:style-name="ro2">
          <table:table-cell table:style-name="ce23" office:value-type="string" calcext:value-type="string">
            <text:p>DCA</text:p>
          </table:table-cell>
          <table:table-cell table:style-name="ce23" office:value-type="string" calcext:value-type="string">
            <text:p>DCA Name</text:p>
          </table:table-cell>
          <table:table-cell table:style-name="ce23" office:value-type="string" calcext:value-type="string">
            <text:p>DCA Color</text:p>
          </table:table-cell>
          <table:table-cell table:style-name="ce27"/>
          <table:table-cell table:style-name="ce28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8" office:value-type="string" calcext:value-type="string">
            <text:p>Aux Color</text:p>
          </table:table-cell>
          <table:table-cell table:style-name="ce27" table:number-columns-repeated="2"/>
          <table:table-cell table:style-name="ce28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8" office:value-type="string" calcext:value-type="string">
            <text:p>StAux Color</text:p>
          </table:table-cell>
          <table:table-cell table:style-name="ce27" table:number-columns-repeated="2"/>
          <table:table-cell table:style-name="ce32" office:value-type="string" calcext:value-type="string">
            <text:p>Mono Group</text:p>
          </table:table-cell>
          <table:table-cell table:style-name="ce32" office:value-type="string" calcext:value-type="string">
            <text:p>Group Name</text:p>
          </table:table-cell>
          <table:table-cell table:style-name="ce32" office:value-type="string" calcext:value-type="string">
            <text:p>Group Color</text:p>
          </table:table-cell>
          <table:table-cell table:style-name="ce27" table:number-columns-repeated="2"/>
          <table:table-cell table:style-name="ce32" office:value-type="string" calcext:value-type="string">
            <text:p>Stereo Group</text:p>
          </table:table-cell>
          <table:table-cell table:style-name="ce32" office:value-type="string" calcext:value-type="string">
            <text:p>StGroup Name</text:p>
          </table:table-cell>
          <table:table-cell table:style-name="ce32" office:value-type="string" calcext:value-type="string">
            <text:p>StGroup Color</text:p>
          </table:table-cell>
          <table:table-cell table:style-name="ce27" table:number-columns-repeated="2"/>
          <table:table-cell table:style-name="ce34" office:value-type="string" calcext:value-type="string">
            <text:p>Mono Matrix</text:p>
          </table:table-cell>
          <table:table-cell table:style-name="ce34" office:value-type="string" calcext:value-type="string">
            <text:p>Matrix Name</text:p>
          </table:table-cell>
          <table:table-cell table:style-name="ce34" office:value-type="string" calcext:value-type="string">
            <text:p>Matrix Color</text:p>
          </table:table-cell>
          <table:table-cell table:style-name="ce27" table:number-columns-repeated="2"/>
          <table:table-cell table:style-name="ce34" office:value-type="string" calcext:value-type="string">
            <text:p>Stereo Matrix</text:p>
          </table:table-cell>
          <table:table-cell table:style-name="ce34" office:value-type="string" calcext:value-type="string">
            <text:p>StMatrix Name</text:p>
          </table:table-cell>
          <table:table-cell table:style-name="ce34" office:value-type="string" calcext:value-type="string">
            <text:p>StMatrix Color</text:p>
          </table:table-cell>
          <table:table-cell table:number-columns-repeated="2"/>
          <table:table-cell table:style-name="ce28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8" office:value-type="string" calcext:value-type="string">
            <text:p>FX Color</text:p>
          </table:table-cell>
          <table:table-cell table:number-columns-repeated="2"/>
          <table:table-cell table:style-name="ce28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/>
          <table:table-cell table:style-name="ce11"/>
          <table:table-cell table:style-name="ce37" office:value-type="string" calcext:value-type="string">
            <text:p>FX Return</text:p>
          </table:table-cell>
          <table:table-cell table:style-name="ce37" office:value-type="string" calcext:value-type="string">
            <text:p>FX Return Name</text:p>
          </table:table-cell>
          <table:table-cell table:style-name="ce37" office:value-type="string" calcext:value-type="string">
            <text:p>FX Return Color</text:p>
          </table:table-cell>
          <table:table-cell table:style-name="ce11" table:number-columns-repeated="16337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Dca1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Au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Au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]&lt;&gt;CONCATENATE(&quot;Grp&quot;;[.O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t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Mt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F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Ret1</text:p>
          </table:table-cell>
          <table:table-cell table:style-name="ce26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Dca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Au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Au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p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3]&lt;&gt;CONCATENATE(&quot;Grp&quot;;[.O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Grp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Mt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Mt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F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Ret2</text:p>
          </table:table-cell>
          <table:table-cell table:style-name="ce26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Dca3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u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Au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p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4]&lt;&gt;CONCATENATE(&quot;Grp&quot;;[.O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Grp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t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Mt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F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Ret3</text:p>
          </table:table-cell>
          <table:table-cell table:style-name="ce26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Dca4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Au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Au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p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5]&lt;&gt;CONCATENATE(&quot;Grp&quot;;[.O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Grp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Mt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Mt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F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Ret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Dca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Grp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6]&lt;&gt;CONCATENATE(&quot;Grp&quot;;[.O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Grp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t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Mt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Ret5</text:p>
          </table:table-cell>
          <table:table-cell table:style-name="ce26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Dca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Au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Au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Grp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7]&lt;&gt;CONCATENATE(&quot;Grp&quot;;[.O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Grp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Mt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Mt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F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Ret6</text:p>
          </table:table-cell>
          <table:table-cell table:style-name="ce26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Dca7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Au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Au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Grp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8]&lt;&gt;CONCATENATE(&quot;Grp&quot;;[.O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Grp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F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Ret7</text:p>
          </table:table-cell>
          <table:table-cell table:style-name="ce26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Dca8</text:p>
          </table:table-cell>
          <table:table-cell table:style-name="ce26" table:content-validation-name="val1" office:value-type="string" calcext:value-type="string">
            <text:p>black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Au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Au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Grp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9]&lt;&gt;CONCATENATE(&quot;Grp&quot;;[.O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Grp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t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Mt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F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Ret8</text:p>
          </table:table-cell>
          <table:table-cell table:style-name="ce26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Dca9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Au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Au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0]&lt;&gt;CONCATENATE(&quot;Grp&quot;;[.O1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Mt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Mt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F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Ret9</text:p>
          </table:table-cell>
          <table:table-cell table:style-name="ce26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Dca1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Au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Au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Grp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11]&lt;&gt;CONCATENATE(&quot;Grp&quot;;[.O1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Grp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t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Mt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F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Ret10</text:p>
          </table:table-cell>
          <table:table-cell table:style-name="ce26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Dca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Au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Au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Grp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12]&lt;&gt;CONCATENATE(&quot;Grp&quot;;[.O1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Grp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Mt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Mt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F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Ret11</text:p>
          </table:table-cell>
          <table:table-cell table:style-name="ce26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Dca12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Au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Au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Grp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13]&lt;&gt;CONCATENATE(&quot;Grp&quot;;[.O1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Grp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t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Mt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F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Ret1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Dca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Grp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14]&lt;&gt;CONCATENATE(&quot;Grp&quot;;[.O1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Grp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Mt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Mt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Ret13</text:p>
          </table:table-cell>
          <table:table-cell table:style-name="ce26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Dca14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Au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Au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Grp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15]&lt;&gt;CONCATENATE(&quot;Grp&quot;;[.O1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Grp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Mt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Mt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F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Ret14</text:p>
          </table:table-cell>
          <table:table-cell table:style-name="ce26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Dca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Au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Au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Grp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16]&lt;&gt;CONCATENATE(&quot;Grp&quot;;[.O1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Grp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F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Ret15</text:p>
          </table:table-cell>
          <table:table-cell table:style-name="ce26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Dca16</text:p>
          </table:table-cell>
          <table:table-cell table:style-name="ce26" table:content-validation-name="val1" office:value-type="string" calcext:value-type="string">
            <text:p>black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Au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Au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Grp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17]&lt;&gt;CONCATENATE(&quot;Grp&quot;;[.O1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Grp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Mt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Mt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F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Ret16</text:p>
          </table:table-cell>
          <table:table-cell table:style-name="ce26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Dca17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ux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Aux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8]&lt;&gt;CONCATENATE(&quot;Grp&quot;;[.O1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Mtx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Mtx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Dca1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Aux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Aux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Grp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19]&lt;&gt;CONCATENATE(&quot;Grp&quot;;[.O1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Grp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Mtx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Mtx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Dca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ux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Aux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Grp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20]&lt;&gt;CONCATENATE(&quot;Grp&quot;;[.O2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Grp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tx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Mtx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Dca20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Aux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Aux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Grp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21]&lt;&gt;CONCATENATE(&quot;Grp&quot;;[.O2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Grp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Mtx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Mtx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Dca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Grp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22]&lt;&gt;CONCATENATE(&quot;Grp&quot;;[.O2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Grp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Mt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Mt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Dca22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Aux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Aux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Grp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23]&lt;&gt;CONCATENATE(&quot;Grp&quot;;[.O2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Grp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tx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Mtx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Dca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Au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Au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Grp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24]&lt;&gt;CONCATENATE(&quot;Grp&quot;;[.O2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Grp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Dca24</text:p>
          </table:table-cell>
          <table:table-cell table:style-name="ce26" table:content-validation-name="val1" office:value-type="string" calcext:value-type="string">
            <text:p>black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Aux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Aux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Grp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25]&lt;&gt;CONCATENATE(&quot;Grp&quot;;[.O2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Grp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Mtx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Mtx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Aux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Aux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6]&lt;&gt;CONCATENATE(&quot;Grp&quot;;[.O2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Mtx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Mtx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Aux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Aux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Grp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27]&lt;&gt;CONCATENATE(&quot;Grp&quot;;[.O2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Grp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tx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Mtx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Aux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Aux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Grp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28]&lt;&gt;CONCATENATE(&quot;Grp&quot;;[.O2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Grp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tx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Mtx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Aux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Aux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Grp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29]&lt;&gt;CONCATENATE(&quot;Grp&quot;;[.O2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Grp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tx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Mtx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Grp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30]&lt;&gt;CONCATENATE(&quot;Grp&quot;;[.O3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Grp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t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Mt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Aux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Aux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Grp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31]&lt;&gt;CONCATENATE(&quot;Grp&quot;;[.O3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Grp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tx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Mtx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Au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Au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Grp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32]&lt;&gt;CONCATENATE(&quot;Grp&quot;;[.O3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Grp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Aux32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Grp32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33]&lt;&gt;CONCATENATE(&quot;Grp&quot;;[.O33]);1;0)" office:value-type="float" office:value="0" calcext:value-type="float">
            <text:p>0</text:p>
          </table:table-cell>
          <table:table-cell table:style-name="ce33"/>
          <table:table-cell table:number-columns-repeated="2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Mtx32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5" table:content-validation-name="val1"/>
          <table:table-cell table:number-columns-repeated="3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Aux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Grp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4]&lt;&gt;CONCATENATE(&quot;Grp&quot;;[.O3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Mtx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6" table:content-validation-name="val1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Aux34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Grp34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35]&lt;&gt;CONCATENATE(&quot;Grp&quot;;[.O3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Mtx34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Aux35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Grp35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36]&lt;&gt;CONCATENATE(&quot;Grp&quot;;[.O3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Mtx35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Aux36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Grp36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37]&lt;&gt;CONCATENATE(&quot;Grp&quot;;[.O3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Mtx36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Aux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Grp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38]&lt;&gt;CONCATENATE(&quot;Grp&quot;;[.O3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Mtx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Aux38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Grp38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39]&lt;&gt;CONCATENATE(&quot;Grp&quot;;[.O3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Mtx38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Aux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Grp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40]&lt;&gt;CONCATENATE(&quot;Grp&quot;;[.O4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Mtx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Aux40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Grp40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41]&lt;&gt;CONCATENATE(&quot;Grp&quot;;[.O4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Mtx40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Aux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Grp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2]&lt;&gt;CONCATENATE(&quot;Grp&quot;;[.O4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Mtx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Aux4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Grp4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43]&lt;&gt;CONCATENATE(&quot;Grp&quot;;[.O4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Mtx4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Aux4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Grp4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44]&lt;&gt;CONCATENATE(&quot;Grp&quot;;[.O4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Mtx4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Aux4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Grp4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45]&lt;&gt;CONCATENATE(&quot;Grp&quot;;[.O4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Mtx4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Aux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Grp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46]&lt;&gt;CONCATENATE(&quot;Grp&quot;;[.O4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Mtx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Aux4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Grp4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47]&lt;&gt;CONCATENATE(&quot;Grp&quot;;[.O4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Mtx4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Aux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Grp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48]&lt;&gt;CONCATENATE(&quot;Grp&quot;;[.O4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Mtx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Aux4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Grp4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49]&lt;&gt;CONCATENATE(&quot;Grp&quot;;[.O4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Mtx4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Aux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Grp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0]&lt;&gt;CONCATENATE(&quot;Grp&quot;;[.O5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Mtx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Aux5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Grp5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51]&lt;&gt;CONCATENATE(&quot;Grp&quot;;[.O5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Mtx5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Aux5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Grp5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52]&lt;&gt;CONCATENATE(&quot;Grp&quot;;[.O5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Mtx5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Aux5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Grp5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53]&lt;&gt;CONCATENATE(&quot;Grp&quot;;[.O5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Mtx5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Aux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Grp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54]&lt;&gt;CONCATENATE(&quot;Grp&quot;;[.O5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Mtx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Aux5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Grp5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55]&lt;&gt;CONCATENATE(&quot;Grp&quot;;[.O5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Mtx5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Aux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Grp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56]&lt;&gt;CONCATENATE(&quot;Grp&quot;;[.O5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Mtx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Aux5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Grp5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57]&lt;&gt;CONCATENATE(&quot;Grp&quot;;[.O5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Mtx5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Aux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Grp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8]&lt;&gt;CONCATENATE(&quot;Grp&quot;;[.O5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Mtx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Aux5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Grp5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59]&lt;&gt;CONCATENATE(&quot;Grp&quot;;[.O5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Mtx5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Aux5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Grp5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60]&lt;&gt;CONCATENATE(&quot;Grp&quot;;[.O6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Mtx5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Aux6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Grp6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61]&lt;&gt;CONCATENATE(&quot;Grp&quot;;[.O6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Mtx6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Aux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Grp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62]&lt;&gt;CONCATENATE(&quot;Grp&quot;;[.O6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Mtx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Aux6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Grp6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63]&lt;&gt;CONCATENATE(&quot;Grp&quot;;[.O6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Mtx6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0"/>
          <table:table-cell table:style-name="ce31" table:content-validation-name="val1"/>
          <table:table-cell table:number-columns-repeated="8"/>
          <table:table-cell table:style-name="ce30"/>
          <table:table-cell table:style-name="ce31" table:content-validation-name="val1"/>
          <table:table-cell table:number-columns-repeated="9"/>
          <table:table-cell table:style-name="ce31" table:content-validation-name="val1"/>
          <table:table-cell table:number-columns-repeated="20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1" table:content-validation-name="val1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L2:Groups.L33 Groups.Q2:Groups.Q65 Groups.V2:Groups.V33 Groups.AA2:Groups.AA65 Groups.AF2:Groups.AF33 Groups.C2:Groups.C25 Groups.G2:Groups.G65 Groups.AK2:Groups.AK17 Groups.AP2:Groups.AP17 Groups.AU2:Groups.AU17">
            <calcext:condition calcext:apply-style-name="ConditionalStyle_8" calcext:value="=&quot;purple&quot;" calcext:base-cell-address="Groups.C2"/>
            <calcext:condition calcext:apply-style-name="ConditionalStyle_9" calcext:value="=&quot;light blue&quot;" calcext:base-cell-address="Groups.C2"/>
            <calcext:condition calcext:apply-style-name="ConditionalStyle_10" calcext:value="=&quot;green&quot;" calcext:base-cell-address="Groups.C2"/>
            <calcext:condition calcext:apply-style-name="ConditionalStyle_11" calcext:value="=&quot;red&quot;" calcext:base-cell-address="Groups.C2"/>
            <calcext:condition calcext:apply-style-name="ConditionalStyle_12" calcext:value="=&quot;black&quot;" calcext:base-cell-address="Groups.C2"/>
            <calcext:condition calcext:apply-style-name="ConditionalStyle_13" calcext:value="=&quot;yellow&quot;" calcext:base-cell-address="Groups.C2"/>
            <calcext:condition calcext:apply-style-name="ConditionalStyle_14" calcext:value="=&quot;blue&quot;" calcext:base-cell-address="Groups.C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</calcext:conditional-formats>
      </table:table>
      <table:table table:name="Mixer Config" table:style-name="ta4">
        <table:table-column table:style-name="co26" table:default-cell-style-name="ce40"/>
        <table:table-column table:style-name="co26" table:number-columns-repeated="2" table:default-cell-style-name="ce43"/>
        <table:table-row table:style-name="ro2">
          <table:table-cell table:style-name="ce38"/>
          <table:table-cell table:style-name="ce42" office:value-type="string" calcext:value-type="string">
            <text:p>Mono</text:p>
          </table:table-cell>
          <table:table-cell table:style-name="ce42" office:value-type="string" calcext:value-type="string">
            <text:p>Stereo</text:p>
          </table:table-cell>
        </table:table-row>
        <table:table-row table:style-name="ro2">
          <table:table-cell table:style-name="ce39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</table:table-row>
      </table:table>
      <table:table table:name="Misc" table:style-name="ta5"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16381"/>
        <table:table-row table:style-name="ro4"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Value</text:p>
          </table:table-cell>
          <table:table-cell table:style-name="ce44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ockets" style:display-name="PageStyle_Socke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6-08T22:42:09</dc:date>
    <meta:editing-cycles>224</meta:editing-cycles>
    <meta:editing-duration>PT6H34M</meta:editing-duration>
    <meta:generator>LibreOffice/7.4.2.3$MacOSX_X86_64 LibreOffice_project/382eef1f22670f7f4118c8c2dd222ec7ad009daf</meta:generator>
    <meta:document-statistic meta:table-count="5" meta:cell-count="6867" meta:object-count="0"/>
    <meta:user-defined meta:name="AppVersion">15.0000</meta:user-defined>
  </office:meta>
</office:document-meta>
</file>